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5pt"/>
    </style:style>
    <style:style style:name="co2" style:family="table-column">
      <style:table-column-properties fo:break-before="auto" style:column-width="52.55pt"/>
    </style:style>
    <style:style style:name="co3" style:family="table-column">
      <style:table-column-properties fo:break-before="auto" style:column-width="67.1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30.56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fo:background-color="#708090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cfc00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fo:background-color="#ffc0cb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29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">
      <style:table-cell-properties fo:background-color="#7cfc00" fo:border="0.06pt solid #000000"/>
    </style:style>
    <style:style style:name="ce32" style:family="table-cell" style:parent-style-name="Default" style:data-style-name="N12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33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00ffff" fo:border="0.06pt solid #000000"/>
    </style:style>
    <style:style style:name="ce36" style:family="table-cell" style:parent-style-name="Default" style:data-style-name="N121">
      <style:table-cell-properties fo:background-color="#ffc0cb" style:text-align-source="fix" style:repeat-content="false" fo:border="0.06pt solid #000000" style:vertical-align="middle"/>
      <style:paragraph-properties fo:text-align="center" fo:margin-left="0pt"/>
    </style:style>
    <style:style style:name="ce37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earchSpaceResult_2Ch_(61)_S109_RemoveBaseLineOff_OrthogonalOn_SamplesIn4Out8_Avg_20191026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09" table:default-cell-style-name="ce3"/>
        <table:table-row table:style-name="ro1">
          <table:table-cell table:style-name="ce1" table:number-columns-spanned="2" table:number-rows-spanned="2"/>
          <table:covered-table-cell table:style-name="ce11"/>
          <table:table-cell table:style-name="ce1" office:value-type="string" calcext:value-type="string" table:number-columns-spanned="2" table:number-rows-spanned="1">
            <text:p>Train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Valid,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Test</text:p>
          </table:table-cell>
          <table:covered-table-cell table:style-name="ce11"/>
          <table:table-cell/>
          <table:table-cell table:style-name="ce28" office:value-type="string" calcext:value-type="string" table:number-columns-spanned="2" table:number-rows-spanned="1">
            <text:p>Try 1</text:p>
          </table:table-cell>
          <table:covered-table-cell table:style-name="ce29"/>
          <table:table-cell table:style-name="ce32" office:value-type="string" calcext:value-type="string" table:number-columns-spanned="2" table:number-rows-spanned="1">
            <text:p>Try 2</text:p>
          </table:table-cell>
          <table:covered-table-cell table:style-name="ce34"/>
          <table:table-cell table:style-name="ce36" office:value-type="string" calcext:value-type="string" table:number-columns-spanned="2" table:number-rows-spanned="1">
            <text:p>Try 3</text:p>
          </table:table-cell>
          <table:covered-table-cell table:style-name="ce38"/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Acc.</text:p>
          </table:table-cell>
          <table:table-cell/>
          <table:table-cell table:style-name="ce29" office:value-type="string" calcext:value-type="string">
            <text:p>Train</text:p>
          </table:table-cell>
          <table:table-cell table:style-name="ce29" office:value-type="string" calcext:value-type="string">
            <text:p>Test</text:p>
          </table:table-cell>
          <table:table-cell table:style-name="ce33" office:value-type="string" calcext:value-type="string">
            <text:p>Train</text:p>
          </table:table-cell>
          <table:table-cell table:style-name="ce33" office:value-type="string" calcext:value-type="string">
            <text:p>Test</text:p>
          </table:table-cell>
          <table:table-cell table:style-name="ce37" office:value-type="string" calcext:value-type="string">
            <text:p>Train</text:p>
          </table:table-cell>
          <table:table-cell table:style-name="ce37" office:value-type="string" calcext:value-type="string">
            <text:p>Tes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20">
            <text:p>AVG.</text:p>
          </table:table-cell>
          <table:table-cell table:style-name="ce2" office:value-type="string" calcext:value-type="string">
            <text:p>Fp1,21</text:p>
          </table:table-cell>
          <table:table-cell table:style-name="ce2" table:formula="of:=ROUND( ([.C26]+[.C48]+[.C69])/3;4)" office:value-type="float" office:value="0.0998" calcext:value-type="float">
            <text:p>0.0998</text:p>
          </table:table-cell>
          <table:table-cell table:style-name="ce2" table:formula="of:=([.D26]+[.D48]+[.D69])/3" office:value-type="float" office:value="0.968614175860916" calcext:value-type="float">
            <text:p>0.9686</text:p>
          </table:table-cell>
          <table:table-cell table:style-name="ce2" table:formula="of:=([.E26]+[.E48]+[.E69])/3" office:value-type="float" office:value="0.118015399846651" calcext:value-type="float">
            <text:p>0.1180</text:p>
          </table:table-cell>
          <table:table-cell table:style-name="ce2" table:formula="of:=([.F26]+[.F48]+[.F69])/3" office:value-type="float" office:value="0.961951974564926" calcext:value-type="float">
            <text:p>0.9620</text:p>
          </table:table-cell>
          <table:table-cell table:style-name="ce2" table:formula="of:=([.G26]+[.G48]+[.G69])/3" office:value-type="float" office:value="0.12160577457361" calcext:value-type="float">
            <text:p>0.1216</text:p>
          </table:table-cell>
          <table:table-cell table:style-name="ce2" table:formula="of:=([.H26]+[.H48]+[.H69])/3" office:value-type="float" office:value="0.960745176314039" calcext:value-type="float">
            <text:p>0.9607</text:p>
          </table:table-cell>
          <table:table-cell/>
          <table:table-cell table:style-name="ce29" office:value-type="string" calcext:value-type="string">
            <text:p>Fz</text:p>
          </table:table-cell>
          <table:table-cell table:style-name="ce29" office:value-type="string" calcext:value-type="string">
            <text:p>F7</text:p>
          </table:table-cell>
          <table:table-cell table:number-columns-repeated="2" table:style-name="ce34" office:value-type="string" calcext:value-type="string">
            <text:p>O2</text:p>
          </table:table-cell>
          <table:table-cell table:style-name="ce38" office:value-type="string" calcext:value-type="string">
            <text:p>F7</text:p>
          </table:table-cell>
          <table:table-cell table:style-name="ce38" office:value-type="string" calcext:value-type="string">
            <text:p>F8</text:p>
          </table:table-cell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p2,23</text:p>
          </table:table-cell>
          <table:table-cell table:style-name="ce2" table:formula="of:=ROUND( ([.C27]+[.C49]+[.C70])/3;4)" office:value-type="float" office:value="0.1206" calcext:value-type="float">
            <text:p>0.1206</text:p>
          </table:table-cell>
          <table:table-cell table:style-name="ce2" table:formula="of:=ROUND( ([.D27]+[.D49]+[.D70])/3;4)" office:value-type="float" office:value="0.9618" calcext:value-type="float">
            <text:p>0.9618</text:p>
          </table:table-cell>
          <table:table-cell table:style-name="ce2" table:formula="of:=ROUND( ([.E27]+[.E49]+[.E70])/3;4)" office:value-type="float" office:value="0.1451" calcext:value-type="float">
            <text:p>0.1451</text:p>
          </table:table-cell>
          <table:table-cell table:style-name="ce2" table:formula="of:=ROUND( ([.F27]+[.F49]+[.F70])/3;4)" office:value-type="float" office:value="0.9519" calcext:value-type="float">
            <text:p>0.9519</text:p>
          </table:table-cell>
          <table:table-cell table:style-name="ce2" table:formula="of:=ROUND( ([.G27]+[.G49]+[.G70])/3;4)" office:value-type="float" office:value="0.148" calcext:value-type="float">
            <text:p>0.1480</text:p>
          </table:table-cell>
          <table:table-cell table:style-name="ce2" table:formula="of:=ROUND( ([.H27]+[.H49]+[.H70])/3;4)" office:value-type="float" office:value="0.9519" calcext:value-type="float">
            <text:p>0.9519</text:p>
          </table:table-cell>
          <table:table-cell/>
          <table:table-cell table:style-name="ce29" office:value-type="string" calcext:value-type="string">
            <text:p>F7</text:p>
          </table:table-cell>
          <table:table-cell table:style-name="ce29" office:value-type="string" calcext:value-type="string">
            <text:p>Fz</text:p>
          </table:table-cell>
          <table:table-cell table:style-name="ce34" office:value-type="string" calcext:value-type="string">
            <text:p>P3</text:p>
          </table:table-cell>
          <table:table-cell table:style-name="ce34" office:value-type="string" calcext:value-type="string">
            <text:p>F8</text:p>
          </table:table-cell>
          <table:table-cell table:style-name="ce38" office:value-type="string" calcext:value-type="string">
            <text:p>O2</text:p>
          </table:table-cell>
          <table:table-cell table:style-name="ce38" office:value-type="string" calcext:value-type="string">
            <text:p>F7</text:p>
          </table:table-cell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7,29</text:p>
          </table:table-cell>
          <table:table-cell table:style-name="ce2" table:formula="of:=ROUND( ([.C28]+[.C50]+[.C71])/3;4)" office:value-type="float" office:value="0.0866" calcext:value-type="float">
            <text:p>0.0866</text:p>
          </table:table-cell>
          <table:table-cell table:style-name="ce2" table:formula="of:=ROUND( ([.D28]+[.D50]+[.D71])/3;4)" office:value-type="float" office:value="0.9725" calcext:value-type="float">
            <text:p>0.9725</text:p>
          </table:table-cell>
          <table:table-cell table:style-name="ce2" table:formula="of:=ROUND( ([.E28]+[.E50]+[.E71])/3;4)" office:value-type="float" office:value="0.1017" calcext:value-type="float">
            <text:p>0.1017</text:p>
          </table:table-cell>
          <table:table-cell table:style-name="ce2" table:formula="of:=ROUND( ([.F28]+[.F50]+[.F71])/3;4)" office:value-type="float" office:value="0.9665" calcext:value-type="float">
            <text:p>0.9665</text:p>
          </table:table-cell>
          <table:table-cell table:style-name="ce2" table:formula="of:=ROUND( ([.G28]+[.G50]+[.G71])/3;4)" office:value-type="float" office:value="0.1083" calcext:value-type="float">
            <text:p>0.1083</text:p>
          </table:table-cell>
          <table:table-cell table:style-name="ce2" table:formula="of:=ROUND( ([.H28]+[.H50]+[.H71])/3;4)" office:value-type="float" office:value="0.9648" calcext:value-type="float">
            <text:p>0.9648</text:p>
          </table:table-cell>
          <table:table-cell/>
          <table:table-cell table:style-name="ce29" office:value-type="string" calcext:value-type="string">
            <text:p>Fp1</text:p>
          </table:table-cell>
          <table:table-cell table:style-name="ce29" office:value-type="string" calcext:value-type="string">
            <text:p>F8</text:p>
          </table:table-cell>
          <table:table-cell table:style-name="ce34" office:value-type="string" calcext:value-type="string">
            <text:p>F8</text:p>
          </table:table-cell>
          <table:table-cell table:style-name="ce34" office:value-type="string" calcext:value-type="string">
            <text:p>P3</text:p>
          </table:table-cell>
          <table:table-cell table:style-name="ce38" office:value-type="string" calcext:value-type="string">
            <text:p>F8</text:p>
          </table:table-cell>
          <table:table-cell table:style-name="ce38" office:value-type="string" calcext:value-type="string">
            <text:p>P8</text:p>
          </table:table-cell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3,31</text:p>
          </table:table-cell>
          <table:table-cell table:style-name="ce2" table:formula="of:=ROUND( ([.C29]+[.C51]+[.C72])/3;4)" office:value-type="float" office:value="0.0876" calcext:value-type="float">
            <text:p>0.0876</text:p>
          </table:table-cell>
          <table:table-cell table:style-name="ce2" table:formula="of:=ROUND( ([.D29]+[.D51]+[.D72])/3;4)" office:value-type="float" office:value="0.9728" calcext:value-type="float">
            <text:p>0.9728</text:p>
          </table:table-cell>
          <table:table-cell table:style-name="ce2" table:formula="of:=ROUND( ([.E29]+[.E51]+[.E72])/3;4)" office:value-type="float" office:value="0.108" calcext:value-type="float">
            <text:p>0.1080</text:p>
          </table:table-cell>
          <table:table-cell table:style-name="ce2" table:formula="of:=ROUND( ([.F29]+[.F51]+[.F72])/3;4)" office:value-type="float" office:value="0.9648" calcext:value-type="float">
            <text:p>0.9648</text:p>
          </table:table-cell>
          <table:table-cell table:style-name="ce2" table:formula="of:=ROUND( ([.G29]+[.G51]+[.G72])/3;4)" office:value-type="float" office:value="0.1109" calcext:value-type="float">
            <text:p>0.1109</text:p>
          </table:table-cell>
          <table:table-cell table:style-name="ce2" table:formula="of:=ROUND( ([.H29]+[.H51]+[.H72])/3;4)" office:value-type="float" office:value="0.9636" calcext:value-type="float">
            <text:p>0.9636</text:p>
          </table:table-cell>
          <table:table-cell/>
          <table:table-cell table:style-name="ce29" office:value-type="string" calcext:value-type="string">
            <text:p>F8</text:p>
          </table:table-cell>
          <table:table-cell table:style-name="ce29"/>
          <table:table-cell table:style-name="ce34" table:number-columns-repeated="2"/>
          <table:table-cell table:style-name="ce38" table:number-columns-repeated="2"/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z,33</text:p>
          </table:table-cell>
          <table:table-cell table:style-name="ce2" table:formula="of:=ROUND( ([.C30]+[.C52]+[.C73])/3;4)" office:value-type="float" office:value="0.0754" calcext:value-type="float">
            <text:p>0.0754</text:p>
          </table:table-cell>
          <table:table-cell table:style-name="ce2" table:formula="of:=ROUND( ([.D30]+[.D52]+[.D73])/3;4)" office:value-type="float" office:value="0.977" calcext:value-type="float">
            <text:p>0.9770</text:p>
          </table:table-cell>
          <table:table-cell table:style-name="ce2" table:formula="of:=ROUND( ([.E30]+[.E52]+[.E73])/3;4)" office:value-type="float" office:value="0.0933" calcext:value-type="float">
            <text:p>0.0933</text:p>
          </table:table-cell>
          <table:table-cell table:style-name="ce2" table:formula="of:=ROUND( ([.F30]+[.F52]+[.F73])/3;4)" office:value-type="float" office:value="0.9702" calcext:value-type="float">
            <text:p>0.9702</text:p>
          </table:table-cell>
          <table:table-cell table:style-name="ce2" table:formula="of:=ROUND( ([.G30]+[.G52]+[.G73])/3;4)" office:value-type="float" office:value="0.0976" calcext:value-type="float">
            <text:p>0.0976</text:p>
          </table:table-cell>
          <table:table-cell table:style-name="ce2" table:formula="of:=ROUND( ([.H30]+[.H52]+[.H73])/3;4)" office:value-type="float" office:value="0.9687" calcext:value-type="float">
            <text:p>0.9687</text:p>
          </table:table-cell>
          <table:table-cell/>
          <table:table-cell table:style-name="ce29"/>
          <table:table-cell table:style-name="ce31"/>
          <table:table-cell table:style-name="ce35"/>
          <table:table-cell table:style-name="ce34"/>
          <table:table-cell table:style-name="ce38" table:number-columns-repeated="2"/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4,35</text:p>
          </table:table-cell>
          <table:table-cell table:style-name="ce2" table:formula="of:=ROUND( ([.C31]+[.C53]+[.C74])/3;4)" office:value-type="float" office:value="0.0774" calcext:value-type="float">
            <text:p>0.0774</text:p>
          </table:table-cell>
          <table:table-cell table:style-name="ce2" table:formula="of:=ROUND( ([.D31]+[.D53]+[.D74])/3;4)" office:value-type="float" office:value="0.976" calcext:value-type="float">
            <text:p>0.9760</text:p>
          </table:table-cell>
          <table:table-cell table:style-name="ce2" table:formula="of:=ROUND( ([.E31]+[.E53]+[.E74])/3;4)" office:value-type="float" office:value="0.1" calcext:value-type="float">
            <text:p>0.1000</text:p>
          </table:table-cell>
          <table:table-cell table:style-name="ce2" table:formula="of:=ROUND( ([.F31]+[.F53]+[.F74])/3;4)" office:value-type="float" office:value="0.9668" calcext:value-type="float">
            <text:p>0.9668</text:p>
          </table:table-cell>
          <table:table-cell table:style-name="ce2" table:formula="of:=ROUND( ([.G31]+[.G53]+[.G74])/3;4)" office:value-type="float" office:value="0.1025" calcext:value-type="float">
            <text:p>0.1025</text:p>
          </table:table-cell>
          <table:table-cell table:style-name="ce2" table:formula="of:=ROUND( ([.H31]+[.H53]+[.H74])/3;4)" office:value-type="float" office:value="0.9668" calcext:value-type="float">
            <text:p>0.9668</text:p>
          </table:table-cell>
          <table:table-cell/>
          <table:table-cell table:style-name="ce29"/>
          <table:table-cell table:style-name="ce31"/>
          <table:table-cell table:style-name="ce35"/>
          <table:table-cell table:style-name="ce34"/>
          <table:table-cell table:style-name="ce38" table:number-columns-repeated="2"/>
          <table:table-cell table:number-columns-repeated="1009"/>
        </table:table-row>
        <table:table-row table:style-name="ro1">
          <table:covered-table-cell table:style-name="ce11"/>
          <table:table-cell table:style-name="ce2" office:value-type="string" calcext:value-type="string">
            <text:p>F8,36</text:p>
          </table:table-cell>
          <table:table-cell table:style-name="ce2" table:formula="of:=ROUND( ([.C32]+[.C54]+[.C75])/3;4)" office:value-type="float" office:value="0.0617" calcext:value-type="float">
            <text:p>0.0617</text:p>
          </table:table-cell>
          <table:table-cell table:style-name="ce2" table:formula="of:=ROUND( ([.D32]+[.D54]+[.D75])/3;4)" office:value-type="float" office:value="0.9805" calcext:value-type="float">
            <text:p>0.9805</text:p>
          </table:table-cell>
          <table:table-cell table:style-name="ce2" table:formula="of:=ROUND( ([.E32]+[.E54]+[.E75])/3;4)" office:value-type="float" office:value="0.0749" calcext:value-type="float">
            <text:p>0.0749</text:p>
          </table:table-cell>
          <table:table-cell table:style-name="ce2" table:formula="of:=ROUND( ([.F32]+[.F54]+[.F75])/3;4)" office:value-type="float" office:value="0.9748" calcext:value-type="float">
            <text:p>0.9748</text:p>
          </table:table-cell>
          <table:table-cell table:style-name="ce2" table:formula="of:=ROUND( ([.G32]+[.G54]+[.G75])/3;4)" office:value-type="float" office:value="0.0775" calcext:value-type="float">
            <text:p>0.0775</text:p>
          </table:table-cell>
          <table:table-cell table:style-name="ce2" table:formula="of:=ROUND( ([.H32]+[.H54]+[.H75])/3;4)" office:value-type="float" office:value="0.9749" calcext:value-type="float">
            <text:p>0.9749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T7,40</text:p>
          </table:table-cell>
          <table:table-cell table:style-name="ce2" table:formula="of:=ROUND( ([.C33]+[.C55]+[.C76])/3;4)" office:value-type="float" office:value="0.0887" calcext:value-type="float">
            <text:p>0.0887</text:p>
          </table:table-cell>
          <table:table-cell table:style-name="ce2" table:formula="of:=ROUND( ([.D33]+[.D55]+[.D76])/3;4)" office:value-type="float" office:value="0.9724" calcext:value-type="float">
            <text:p>0.9724</text:p>
          </table:table-cell>
          <table:table-cell table:style-name="ce2" table:formula="of:=ROUND( ([.E33]+[.E55]+[.E76])/3;4)" office:value-type="float" office:value="0.1069" calcext:value-type="float">
            <text:p>0.1069</text:p>
          </table:table-cell>
          <table:table-cell table:style-name="ce2" table:formula="of:=ROUND( ([.F33]+[.F55]+[.F76])/3;4)" office:value-type="float" office:value="0.9668" calcext:value-type="float">
            <text:p>0.9668</text:p>
          </table:table-cell>
          <table:table-cell table:style-name="ce2" table:formula="of:=ROUND( ([.G33]+[.G55]+[.G76])/3;4)" office:value-type="float" office:value="0.1107" calcext:value-type="float">
            <text:p>0.1107</text:p>
          </table:table-cell>
          <table:table-cell table:style-name="ce2" table:formula="of:=ROUND( ([.H33]+[.H55]+[.H76])/3;4)" office:value-type="float" office:value="0.9639" calcext:value-type="float">
            <text:p>0.9639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C3,8</text:p>
          </table:table-cell>
          <table:table-cell table:style-name="ce2" table:formula="of:=ROUND( ([.C34]+[.C56]+[.C77])/3;4)" office:value-type="float" office:value="0.1144" calcext:value-type="float">
            <text:p>0.1144</text:p>
          </table:table-cell>
          <table:table-cell table:style-name="ce2" table:formula="of:=ROUND( ([.D34]+[.D56]+[.D77])/3;4)" office:value-type="float" office:value="0.965" calcext:value-type="float">
            <text:p>0.9650</text:p>
          </table:table-cell>
          <table:table-cell table:style-name="ce2" table:formula="of:=ROUND( ([.E34]+[.E56]+[.E77])/3;4)" office:value-type="float" office:value="0.1366" calcext:value-type="float">
            <text:p>0.1366</text:p>
          </table:table-cell>
          <table:table-cell table:style-name="ce2" table:formula="of:=ROUND( ([.F34]+[.F56]+[.F77])/3;4)" office:value-type="float" office:value="0.9555" calcext:value-type="float">
            <text:p>0.9555</text:p>
          </table:table-cell>
          <table:table-cell table:style-name="ce2" table:formula="of:=ROUND( ([.G34]+[.G56]+[.G77])/3;4)" office:value-type="float" office:value="0.1384" calcext:value-type="float">
            <text:p>0.1384</text:p>
          </table:table-cell>
          <table:table-cell table:style-name="ce2" table:formula="of:=ROUND( ([.H34]+[.H56]+[.H77])/3;4)" office:value-type="float" office:value="0.9548" calcext:value-type="float">
            <text:p>0.9548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Cz,10</text:p>
          </table:table-cell>
          <table:table-cell table:style-name="ce2" table:formula="of:=ROUND( ([.C35]+[.C57]+[.C78])/3;4)" office:value-type="float" office:value="0.0912" calcext:value-type="float">
            <text:p>0.0912</text:p>
          </table:table-cell>
          <table:table-cell table:style-name="ce2" table:formula="of:=ROUND( ([.D35]+[.D57]+[.D78])/3;4)" office:value-type="float" office:value="0.9706" calcext:value-type="float">
            <text:p>0.9706</text:p>
          </table:table-cell>
          <table:table-cell table:style-name="ce2" table:formula="of:=ROUND( ([.E35]+[.E57]+[.E78])/3;4)" office:value-type="float" office:value="0.1102" calcext:value-type="float">
            <text:p>0.1102</text:p>
          </table:table-cell>
          <table:table-cell table:style-name="ce2" table:formula="of:=ROUND( ([.F35]+[.F57]+[.F78])/3;4)" office:value-type="float" office:value="0.9631" calcext:value-type="float">
            <text:p>0.9631</text:p>
          </table:table-cell>
          <table:table-cell table:style-name="ce2" table:formula="of:=ROUND( ([.G35]+[.G57]+[.G78])/3;4)" office:value-type="float" office:value="0.1112" calcext:value-type="float">
            <text:p>0.1112</text:p>
          </table:table-cell>
          <table:table-cell table:style-name="ce2" table:formula="of:=ROUND( ([.H35]+[.H57]+[.H78])/3;4)" office:value-type="float" office:value="0.9629" calcext:value-type="float">
            <text:p>0.9629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C4,12</text:p>
          </table:table-cell>
          <table:table-cell table:style-name="ce2" table:formula="of:=ROUND( ([.C36]+[.C58]+[.C79])/3;4)" office:value-type="float" office:value="0.0901" calcext:value-type="float">
            <text:p>0.0901</text:p>
          </table:table-cell>
          <table:table-cell table:style-name="ce2" table:formula="of:=ROUND( ([.D36]+[.D58]+[.D79])/3;4)" office:value-type="float" office:value="0.9718" calcext:value-type="float">
            <text:p>0.9718</text:p>
          </table:table-cell>
          <table:table-cell table:style-name="ce2" table:formula="of:=ROUND( ([.E36]+[.E58]+[.E79])/3;4)" office:value-type="float" office:value="0.1106" calcext:value-type="float">
            <text:p>0.1106</text:p>
          </table:table-cell>
          <table:table-cell table:style-name="ce2" table:formula="of:=ROUND( ([.F36]+[.F58]+[.F79])/3;4)" office:value-type="float" office:value="0.9634" calcext:value-type="float">
            <text:p>0.9634</text:p>
          </table:table-cell>
          <table:table-cell table:style-name="ce2" table:formula="of:=ROUND( ([.G36]+[.G58]+[.G79])/3;4)" office:value-type="float" office:value="0.1131" calcext:value-type="float">
            <text:p>0.1131</text:p>
          </table:table-cell>
          <table:table-cell table:style-name="ce2" table:formula="of:=ROUND( ([.H36]+[.H58]+[.H79])/3;4)" office:value-type="float" office:value="0.9622" calcext:value-type="float">
            <text:p>0.9622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T8,41</text:p>
          </table:table-cell>
          <table:table-cell table:style-name="ce2" table:formula="of:=ROUND( ([.C37]+[.C59]+[.C80])/3;4)" office:value-type="float" office:value="0.1324" calcext:value-type="float">
            <text:p>0.1324</text:p>
          </table:table-cell>
          <table:table-cell table:style-name="ce2" table:formula="of:=ROUND( ([.D37]+[.D59]+[.D80])/3;4)" office:value-type="float" office:value="0.9557" calcext:value-type="float">
            <text:p>0.9557</text:p>
          </table:table-cell>
          <table:table-cell table:style-name="ce2" table:formula="of:=ROUND( ([.E37]+[.E59]+[.E80])/3;4)" office:value-type="float" office:value="0.1573" calcext:value-type="float">
            <text:p>0.1573</text:p>
          </table:table-cell>
          <table:table-cell table:style-name="ce2" table:formula="of:=ROUND( ([.F37]+[.F59]+[.F80])/3;4)" office:value-type="float" office:value="0.9482" calcext:value-type="float">
            <text:p>0.9482</text:p>
          </table:table-cell>
          <table:table-cell table:style-name="ce2" table:formula="of:=ROUND( ([.G37]+[.G59]+[.G80])/3;4)" office:value-type="float" office:value="0.1573" calcext:value-type="float">
            <text:p>0.1573</text:p>
          </table:table-cell>
          <table:table-cell table:style-name="ce2" table:formula="of:=ROUND( ([.H37]+[.H59]+[.H80])/3;4)" office:value-type="float" office:value="0.9475" calcext:value-type="float">
            <text:p>0.9475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P7,46</text:p>
          </table:table-cell>
          <table:table-cell table:style-name="ce2" table:formula="of:=ROUND( ([.C38]+[.C60]+[.C81])/3;4)" office:value-type="float" office:value="0.0839" calcext:value-type="float">
            <text:p>0.0839</text:p>
          </table:table-cell>
          <table:table-cell table:style-name="ce2" table:formula="of:=ROUND( ([.D38]+[.D60]+[.D81])/3;4)" office:value-type="float" office:value="0.9728" calcext:value-type="float">
            <text:p>0.9728</text:p>
          </table:table-cell>
          <table:table-cell table:style-name="ce2" table:formula="of:=ROUND( ([.E38]+[.E60]+[.E81])/3;4)" office:value-type="float" office:value="0.1018" calcext:value-type="float">
            <text:p>0.1018</text:p>
          </table:table-cell>
          <table:table-cell table:style-name="ce2" table:formula="of:=ROUND( ([.F38]+[.F60]+[.F81])/3;4)" office:value-type="float" office:value="0.9663" calcext:value-type="float">
            <text:p>0.9663</text:p>
          </table:table-cell>
          <table:table-cell table:style-name="ce2" table:formula="of:=ROUND( ([.G38]+[.G60]+[.G81])/3;4)" office:value-type="float" office:value="0.1017" calcext:value-type="float">
            <text:p>0.1017</text:p>
          </table:table-cell>
          <table:table-cell table:style-name="ce2" table:formula="of:=ROUND( ([.H38]+[.H60]+[.H81])/3;4)" office:value-type="float" office:value="0.9661" calcext:value-type="float">
            <text:p>0.9661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P3,48</text:p>
          </table:table-cell>
          <table:table-cell table:style-name="ce2" table:formula="of:=ROUND( ([.C39]+[.C61]+[.C82])/3;4)" office:value-type="float" office:value="0.1062" calcext:value-type="float">
            <text:p>0.1062</text:p>
          </table:table-cell>
          <table:table-cell table:style-name="ce2" table:formula="of:=ROUND( ([.D39]+[.D61]+[.D82])/3;4)" office:value-type="float" office:value="0.9637" calcext:value-type="float">
            <text:p>0.9637</text:p>
          </table:table-cell>
          <table:table-cell table:style-name="ce2" table:formula="of:=ROUND( ([.E39]+[.E61]+[.E82])/3;4)" office:value-type="float" office:value="0.1255" calcext:value-type="float">
            <text:p>0.1255</text:p>
          </table:table-cell>
          <table:table-cell table:style-name="ce2" table:formula="of:=ROUND( ([.F39]+[.F61]+[.F82])/3;4)" office:value-type="float" office:value="0.9565" calcext:value-type="float">
            <text:p>0.9565</text:p>
          </table:table-cell>
          <table:table-cell table:style-name="ce2" table:formula="of:=ROUND( ([.G39]+[.G61]+[.G82])/3;4)" office:value-type="float" office:value="0.1258" calcext:value-type="float">
            <text:p>0.1258</text:p>
          </table:table-cell>
          <table:table-cell table:style-name="ce2" table:formula="of:=ROUND( ([.H39]+[.H61]+[.H82])/3;4)" office:value-type="float" office:value="0.9567" calcext:value-type="float">
            <text:p>0.9567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Pz,50</text:p>
          </table:table-cell>
          <table:table-cell table:style-name="ce2" table:formula="of:=ROUND( ([.C40]+[.C62]+[.C83])/3;4)" office:value-type="float" office:value="0.1107" calcext:value-type="float">
            <text:p>0.1107</text:p>
          </table:table-cell>
          <table:table-cell table:style-name="ce2" table:formula="of:=ROUND( ([.D40]+[.D62]+[.D83])/3;4)" office:value-type="float" office:value="0.9639" calcext:value-type="float">
            <text:p>0.9639</text:p>
          </table:table-cell>
          <table:table-cell table:style-name="ce2" table:formula="of:=ROUND( ([.E40]+[.E62]+[.E83])/3;4)" office:value-type="float" office:value="0.1279" calcext:value-type="float">
            <text:p>0.1279</text:p>
          </table:table-cell>
          <table:table-cell table:style-name="ce2" table:formula="of:=ROUND( ([.F40]+[.F62]+[.F83])/3;4)" office:value-type="float" office:value="0.9579" calcext:value-type="float">
            <text:p>0.9579</text:p>
          </table:table-cell>
          <table:table-cell table:style-name="ce2" table:formula="of:=ROUND( ([.G40]+[.G62]+[.G83])/3;4)" office:value-type="float" office:value="0.1267" calcext:value-type="float">
            <text:p>0.1267</text:p>
          </table:table-cell>
          <table:table-cell table:style-name="ce2" table:formula="of:=ROUND( ([.H40]+[.H62]+[.H83])/3;4)" office:value-type="float" office:value="0.9585" calcext:value-type="float">
            <text:p>0.9585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P4,52</text:p>
          </table:table-cell>
          <table:table-cell table:style-name="ce2" table:formula="of:=ROUND( ([.C41]+[.C63]+[.C84])/3;4)" office:value-type="float" office:value="0.1167" calcext:value-type="float">
            <text:p>0.1167</text:p>
          </table:table-cell>
          <table:table-cell table:style-name="ce2" table:formula="of:=ROUND( ([.D41]+[.D63]+[.D84])/3;4)" office:value-type="float" office:value="0.962" calcext:value-type="float">
            <text:p>0.9620</text:p>
          </table:table-cell>
          <table:table-cell table:style-name="ce2" table:formula="of:=ROUND( ([.E41]+[.E63]+[.E84])/3;4)" office:value-type="float" office:value="0.138" calcext:value-type="float">
            <text:p>0.1380</text:p>
          </table:table-cell>
          <table:table-cell table:style-name="ce2" table:formula="of:=ROUND( ([.F41]+[.F63]+[.F84])/3;4)" office:value-type="float" office:value="0.9542" calcext:value-type="float">
            <text:p>0.9542</text:p>
          </table:table-cell>
          <table:table-cell table:style-name="ce2" table:formula="of:=ROUND( ([.G41]+[.G63]+[.G84])/3;4)" office:value-type="float" office:value="0.1404" calcext:value-type="float">
            <text:p>0.1404</text:p>
          </table:table-cell>
          <table:table-cell table:style-name="ce2" table:formula="of:=ROUND( ([.H41]+[.H63]+[.H84])/3;4)" office:value-type="float" office:value="0.9535" calcext:value-type="float">
            <text:p>0.9535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P8,54</text:p>
          </table:table-cell>
          <table:table-cell table:style-name="ce2" table:formula="of:=ROUND( ([.C42]+[.C64]+[.C85])/3;4)" office:value-type="float" office:value="0.0702" calcext:value-type="float">
            <text:p>0.0702</text:p>
          </table:table-cell>
          <table:table-cell table:style-name="ce2" table:formula="of:=ROUND( ([.D42]+[.D64]+[.D85])/3;4)" office:value-type="float" office:value="0.9794" calcext:value-type="float">
            <text:p>0.9794</text:p>
          </table:table-cell>
          <table:table-cell table:style-name="ce2" table:formula="of:=ROUND( ([.E42]+[.E64]+[.E85])/3;4)" office:value-type="float" office:value="0.0886" calcext:value-type="float">
            <text:p>0.0886</text:p>
          </table:table-cell>
          <table:table-cell table:style-name="ce2" table:formula="of:=ROUND( ([.F42]+[.F64]+[.F85])/3;4)" office:value-type="float" office:value="0.9726" calcext:value-type="float">
            <text:p>0.9726</text:p>
          </table:table-cell>
          <table:table-cell table:style-name="ce2" table:formula="of:=ROUND( ([.G42]+[.G64]+[.G85])/3;4)" office:value-type="float" office:value="0.0895" calcext:value-type="float">
            <text:p>0.0895</text:p>
          </table:table-cell>
          <table:table-cell table:style-name="ce2" table:formula="of:=ROUND( ([.H42]+[.H64]+[.H85])/3;4)" office:value-type="float" office:value="0.9722" calcext:value-type="float">
            <text:p>0.9722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O1,60</text:p>
          </table:table-cell>
          <table:table-cell table:style-name="ce2" table:formula="of:=ROUND( ([.C43]+[.C65]+[.C86])/3;4)" office:value-type="float" office:value="0.1092" calcext:value-type="float">
            <text:p>0.1092</text:p>
          </table:table-cell>
          <table:table-cell table:style-name="ce2" table:formula="of:=ROUND( ([.D43]+[.D65]+[.D86])/3;4)" office:value-type="float" office:value="0.965" calcext:value-type="float">
            <text:p>0.9650</text:p>
          </table:table-cell>
          <table:table-cell table:style-name="ce2" table:formula="of:=ROUND( ([.E43]+[.E65]+[.E86])/3;4)" office:value-type="float" office:value="0.129" calcext:value-type="float">
            <text:p>0.1290</text:p>
          </table:table-cell>
          <table:table-cell table:style-name="ce2" table:formula="of:=ROUND( ([.F43]+[.F65]+[.F86])/3;4)" office:value-type="float" office:value="0.9574" calcext:value-type="float">
            <text:p>0.9574</text:p>
          </table:table-cell>
          <table:table-cell table:style-name="ce2" table:formula="of:=ROUND( ([.G43]+[.G65]+[.G86])/3;4)" office:value-type="float" office:value="0.1297" calcext:value-type="float">
            <text:p>0.1297</text:p>
          </table:table-cell>
          <table:table-cell table:style-name="ce2" table:formula="of:=ROUND( ([.H43]+[.H65]+[.H86])/3;4)" office:value-type="float" office:value="0.9574" calcext:value-type="float">
            <text:p>0.9574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Oz,61</text:p>
          </table:table-cell>
          <table:table-cell table:style-name="ce2" table:formula="of:=ROUND( ([.C44]+[.C66]+[.C87])/3;4)" office:value-type="float" office:value="0.5181" calcext:value-type="float">
            <text:p>0.5181</text:p>
          </table:table-cell>
          <table:table-cell table:style-name="ce2" table:formula="of:=ROUND( ([.D44]+[.D66]+[.D87])/3;4)" office:value-type="float" office:value="0.8288" calcext:value-type="float">
            <text:p>0.8288</text:p>
          </table:table-cell>
          <table:table-cell table:style-name="ce2" table:formula="of:=ROUND( ([.E44]+[.E66]+[.E87])/3;4)" office:value-type="float" office:value="0.5471" calcext:value-type="float">
            <text:p>0.5471</text:p>
          </table:table-cell>
          <table:table-cell table:style-name="ce2" table:formula="of:=ROUND( ([.F44]+[.F66]+[.F87])/3;4)" office:value-type="float" office:value="0.8178" calcext:value-type="float">
            <text:p>0.8178</text:p>
          </table:table-cell>
          <table:table-cell table:style-name="ce2" table:formula="of:=ROUND( ([.G44]+[.G66]+[.G87])/3;4)" office:value-type="float" office:value="0.5535" calcext:value-type="float">
            <text:p>0.5535</text:p>
          </table:table-cell>
          <table:table-cell table:style-name="ce2" table:formula="of:=ROUND( ([.H44]+[.H66]+[.H87])/3;4)" office:value-type="float" office:value="0.8169" calcext:value-type="float">
            <text:p>0.8169</text:p>
          </table:table-cell>
          <table:table-cell table:number-columns-repeated="1016"/>
        </table:table-row>
        <table:table-row table:style-name="ro1">
          <table:covered-table-cell table:style-name="ce11"/>
          <table:table-cell table:style-name="ce2" office:value-type="string" calcext:value-type="string">
            <text:p>O2,62</text:p>
          </table:table-cell>
          <table:table-cell table:style-name="ce2" table:formula="of:=ROUND( ([.C45]+[.C67]+[.C88])/3;4)" office:value-type="float" office:value="0.0893" calcext:value-type="float">
            <text:p>0.0893</text:p>
          </table:table-cell>
          <table:table-cell table:style-name="ce2" table:formula="of:=ROUND( ([.D45]+[.D67]+[.D88])/3;4)" office:value-type="float" office:value="0.9722" calcext:value-type="float">
            <text:p>0.9722</text:p>
          </table:table-cell>
          <table:table-cell table:style-name="ce2" table:formula="of:=ROUND( ([.E45]+[.E67]+[.E88])/3;4)" office:value-type="float" office:value="0.1086" calcext:value-type="float">
            <text:p>0.1086</text:p>
          </table:table-cell>
          <table:table-cell table:style-name="ce2" table:formula="of:=ROUND( ([.F45]+[.F67]+[.F88])/3;4)" office:value-type="float" office:value="0.9657" calcext:value-type="float">
            <text:p>0.9657</text:p>
          </table:table-cell>
          <table:table-cell table:style-name="ce2" table:formula="of:=ROUND( ([.G45]+[.G67]+[.G88])/3;4)" office:value-type="float" office:value="0.1095" calcext:value-type="float">
            <text:p>0.1095</text:p>
          </table:table-cell>
          <table:table-cell table:style-name="ce2" table:formula="of:=ROUND( ([.H45]+[.H67]+[.H88])/3;4)" office:value-type="float" office:value="0.9652" calcext:value-type="float">
            <text:p>0.965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20">
            <text:p>Try 1</text:p>
          </table:table-cell>
          <table:table-cell table:style-name="ce6" office:value-type="string" calcext:value-type="string">
            <text:p>Fp1,21</text:p>
          </table:table-cell>
          <table:table-cell table:style-name="ce6" office:value-type="float" office:value="0.0589476920133728" calcext:value-type="float">
            <text:p>0.0589</text:p>
          </table:table-cell>
          <table:table-cell table:style-name="ce6" office:value-type="float" office:value="0.984233951855567" calcext:value-type="float">
            <text:p>0.9842</text:p>
          </table:table-cell>
          <table:table-cell table:style-name="ce6" office:value-type="float" office:value="0.0774926039143409" calcext:value-type="float">
            <text:p>0.0775</text:p>
          </table:table-cell>
          <table:table-cell table:style-name="ce6" office:value-type="float" office:value="0.977503765060241" calcext:value-type="float">
            <text:p>0.9775</text:p>
          </table:table-cell>
          <table:table-cell table:style-name="ce6" office:value-type="float" office:value="0.0777286312983421" calcext:value-type="float">
            <text:p>0.0777</text:p>
          </table:table-cell>
          <table:table-cell table:style-name="ce6" office:value-type="float" office:value="0.976484530938123" calcext:value-type="float">
            <text:p>0.9765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Fp2,23</text:p>
          </table:table-cell>
          <table:table-cell table:style-name="ce6" office:value-type="float" office:value="0.125529061068772" calcext:value-type="float">
            <text:p>0.1255</text:p>
          </table:table-cell>
          <table:table-cell table:style-name="ce6" office:value-type="float" office:value="0.959957998996991" calcext:value-type="float">
            <text:p>0.9600</text:p>
          </table:table-cell>
          <table:table-cell table:style-name="ce6" office:value-type="float" office:value="0.158411410857875" calcext:value-type="float">
            <text:p>0.1584</text:p>
          </table:table-cell>
          <table:table-cell table:style-name="ce6" office:value-type="float" office:value="0.945908634538153" calcext:value-type="float">
            <text:p>0.9459</text:p>
          </table:table-cell>
          <table:table-cell table:style-name="ce6" office:value-type="float" office:value="0.155511327162236" calcext:value-type="float">
            <text:p>0.1555</text:p>
          </table:table-cell>
          <table:table-cell table:style-name="ce6" office:value-type="float" office:value="0.94875873253493" calcext:value-type="float">
            <text:p>0.9488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F7,29</text:p>
          </table:table-cell>
          <table:table-cell table:style-name="ce6" office:value-type="float" office:value="0.0523705305578327" calcext:value-type="float">
            <text:p>0.0524</text:p>
          </table:table-cell>
          <table:table-cell table:style-name="ce6" office:value-type="float" office:value="0.985848169508526" calcext:value-type="float">
            <text:p>0.9858</text:p>
          </table:table-cell>
          <table:table-cell table:style-name="ce6" office:value-type="float" office:value="0.0634280230707852" calcext:value-type="float">
            <text:p>0.0634</text:p>
          </table:table-cell>
          <table:table-cell table:style-name="ce6" office:value-type="float" office:value="0.981770833333333" calcext:value-type="float">
            <text:p>0.9818</text:p>
          </table:table-cell>
          <table:table-cell table:style-name="ce6" office:value-type="float" office:value="0.0679722123987556" calcext:value-type="float">
            <text:p>0.0680</text:p>
          </table:table-cell>
          <table:table-cell table:style-name="ce6" office:value-type="float" office:value="0.980726047904192" calcext:value-type="float">
            <text:p>0.9807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F3,31</text:p>
          </table:table-cell>
          <table:table-cell table:style-name="ce6" office:value-type="float" office:value="0.0705370506390354" calcext:value-type="float">
            <text:p>0.0705</text:p>
          </table:table-cell>
          <table:table-cell table:style-name="ce6" office:value-type="float" office:value="0.976852432296891" calcext:value-type="float">
            <text:p>0.9769</text:p>
          </table:table-cell>
          <table:table-cell table:style-name="ce6" office:value-type="float" office:value="0.091825060856839" calcext:value-type="float">
            <text:p>0.0918</text:p>
          </table:table-cell>
          <table:table-cell table:style-name="ce6" office:value-type="float" office:value="0.968844126506024" calcext:value-type="float">
            <text:p>0.9688</text:p>
          </table:table-cell>
          <table:table-cell table:style-name="ce6" office:value-type="float" office:value="0.0946213534388119" calcext:value-type="float">
            <text:p>0.0946</text:p>
          </table:table-cell>
          <table:table-cell table:style-name="ce6" office:value-type="float" office:value="0.96753368263473" calcext:value-type="float">
            <text:p>0.9675</text:p>
          </table:table-cell>
          <table:table-cell/>
          <table:table-cell table:style-name="ce30"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z,33</text:p>
          </table:table-cell>
          <table:table-cell table:style-name="ce6" office:value-type="float" office:value="0.0546851244772838" calcext:value-type="float">
            <text:p>0.0547</text:p>
          </table:table-cell>
          <table:table-cell table:style-name="ce6" office:value-type="float" office:value="0.986428034102307" calcext:value-type="float">
            <text:p>0.9864</text:p>
          </table:table-cell>
          <table:table-cell table:style-name="ce6" office:value-type="float" office:value="0.069146982842989" calcext:value-type="float">
            <text:p>0.0691</text:p>
          </table:table-cell>
          <table:table-cell table:style-name="ce6" office:value-type="float" office:value="0.980641315261044" calcext:value-type="float">
            <text:p>0.9806</text:p>
          </table:table-cell>
          <table:table-cell table:style-name="ce6" office:value-type="float" office:value="0.0717180471480666" calcext:value-type="float">
            <text:p>0.0717</text:p>
          </table:table-cell>
          <table:table-cell table:style-name="ce6" office:value-type="float" office:value="0.97938498003992" calcext:value-type="float">
            <text:p>0.9794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4,35</text:p>
          </table:table-cell>
          <table:table-cell table:style-name="ce6" office:value-type="float" office:value="0.0673534600269666" calcext:value-type="float">
            <text:p>0.0674</text:p>
          </table:table-cell>
          <table:table-cell table:style-name="ce6" office:value-type="float" office:value="0.979751755265797" calcext:value-type="float">
            <text:p>0.9798</text:p>
          </table:table-cell>
          <table:table-cell table:style-name="ce6" office:value-type="float" office:value="0.0931597096699638" calcext:value-type="float">
            <text:p>0.0932</text:p>
          </table:table-cell>
          <table:table-cell table:style-name="ce6" office:value-type="float" office:value="0.969189257028112" calcext:value-type="float">
            <text:p>0.9692</text:p>
          </table:table-cell>
          <table:table-cell table:style-name="ce6" office:value-type="float" office:value="0.0925150700750019" calcext:value-type="float">
            <text:p>0.0925</text:p>
          </table:table-cell>
          <table:table-cell table:style-name="ce6" office:value-type="float" office:value="0.971712824351297" calcext:value-type="float">
            <text:p>0.9717</text:p>
          </table:table-cell>
          <table:table-cell/>
          <table:table-cell table:style-name="ce30"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8,36</text:p>
          </table:table-cell>
          <table:table-cell table:style-name="ce6" office:value-type="float" office:value="0.0559831729075622" calcext:value-type="float">
            <text:p>0.0560</text:p>
          </table:table-cell>
          <table:table-cell table:style-name="ce6" office:value-type="float" office:value="0.983042878635908" calcext:value-type="float">
            <text:p>0.9830</text:p>
          </table:table-cell>
          <table:table-cell table:style-name="ce6" office:value-type="float" office:value="0.0678501869084306" calcext:value-type="float">
            <text:p>0.0679</text:p>
          </table:table-cell>
          <table:table-cell table:style-name="ce6" office:value-type="float" office:value="0.978099899598394" calcext:value-type="float">
            <text:p>0.9781</text:p>
          </table:table-cell>
          <table:table-cell table:style-name="ce6" office:value-type="float" office:value="0.0698139500504958" calcext:value-type="float">
            <text:p>0.0698</text:p>
          </table:table-cell>
          <table:table-cell table:style-name="ce6" office:value-type="float" office:value="0.977544910179641" calcext:value-type="float">
            <text:p>0.9775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T7,40</text:p>
          </table:table-cell>
          <table:table-cell table:style-name="ce6" office:value-type="float" office:value="0.117744790612456" calcext:value-type="float">
            <text:p>0.1177</text:p>
          </table:table-cell>
          <table:table-cell table:style-name="ce6" office:value-type="float" office:value="0.963687938816449" calcext:value-type="float">
            <text:p>0.9637</text:p>
          </table:table-cell>
          <table:table-cell table:style-name="ce6" office:value-type="float" office:value="0.142025597546863" calcext:value-type="float">
            <text:p>0.1420</text:p>
          </table:table-cell>
          <table:table-cell table:style-name="ce6" office:value-type="float" office:value="0.957015562248996" calcext:value-type="float">
            <text:p>0.9570</text:p>
          </table:table-cell>
          <table:table-cell table:style-name="ce6" office:value-type="float" office:value="0.144139319407324" calcext:value-type="float">
            <text:p>0.1441</text:p>
          </table:table-cell>
          <table:table-cell table:style-name="ce6" office:value-type="float" office:value="0.954528443113772" calcext:value-type="float">
            <text:p>0.9545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C3,8</text:p>
          </table:table-cell>
          <table:table-cell table:style-name="ce6" office:value-type="float" office:value="0.100372419360962" calcext:value-type="float">
            <text:p>0.1004</text:p>
          </table:table-cell>
          <table:table-cell table:style-name="ce6" office:value-type="float" office:value="0.969329864593781" calcext:value-type="float">
            <text:p>0.9693</text:p>
          </table:table-cell>
          <table:table-cell table:style-name="ce6" office:value-type="float" office:value="0.121527568852327" calcext:value-type="float">
            <text:p>0.1215</text:p>
          </table:table-cell>
          <table:table-cell table:style-name="ce6" office:value-type="float" office:value="0.961659136546185" calcext:value-type="float">
            <text:p>0.9617</text:p>
          </table:table-cell>
          <table:table-cell table:style-name="ce6" office:value-type="float" office:value="0.12393854483739" calcext:value-type="float">
            <text:p>0.1239</text:p>
          </table:table-cell>
          <table:table-cell table:style-name="ce6" office:value-type="float" office:value="0.9593625249501" calcext:value-type="float">
            <text:p>0.9594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Cz,10</text:p>
          </table:table-cell>
          <table:table-cell table:style-name="ce6" office:value-type="float" office:value="0.0731781737873314" calcext:value-type="float">
            <text:p>0.0732</text:p>
          </table:table-cell>
          <table:table-cell table:style-name="ce6" office:value-type="float" office:value="0.97744796890672" calcext:value-type="float">
            <text:p>0.9774</text:p>
          </table:table-cell>
          <table:table-cell table:style-name="ce6" office:value-type="float" office:value="0.0914471615554698" calcext:value-type="float">
            <text:p>0.0914</text:p>
          </table:table-cell>
          <table:table-cell table:style-name="ce6" office:value-type="float" office:value="0.969816767068273" calcext:value-type="float">
            <text:p>0.9698</text:p>
          </table:table-cell>
          <table:table-cell table:style-name="ce6" office:value-type="float" office:value="0.0904514708848087" calcext:value-type="float">
            <text:p>0.0905</text:p>
          </table:table-cell>
          <table:table-cell table:style-name="ce6" office:value-type="float" office:value="0.969779191616766" calcext:value-type="float">
            <text:p>0.9698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C4,12</text:p>
          </table:table-cell>
          <table:table-cell table:style-name="ce6" office:value-type="float" office:value="0.0674543210791953" calcext:value-type="float">
            <text:p>0.0675</text:p>
          </table:table-cell>
          <table:table-cell table:style-name="ce6" office:value-type="float" office:value="0.979438314944834" calcext:value-type="float">
            <text:p>0.9794</text:p>
          </table:table-cell>
          <table:table-cell table:style-name="ce6" office:value-type="float" office:value="0.0933644395830282" calcext:value-type="float">
            <text:p>0.0934</text:p>
          </table:table-cell>
          <table:table-cell table:style-name="ce6" office:value-type="float" office:value="0.969314759036145" calcext:value-type="float">
            <text:p>0.9693</text:p>
          </table:table-cell>
          <table:table-cell table:style-name="ce6" office:value-type="float" office:value="0.0916209222503497" calcext:value-type="float">
            <text:p>0.0916</text:p>
          </table:table-cell>
          <table:table-cell table:style-name="ce6" office:value-type="float" office:value="0.96999750499002" calcext:value-type="float">
            <text:p>0.9700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T8,41</text:p>
          </table:table-cell>
          <table:table-cell table:style-name="ce6" office:value-type="float" office:value="0.184508637098246" calcext:value-type="float">
            <text:p>0.1845</text:p>
          </table:table-cell>
          <table:table-cell table:style-name="ce6" office:value-type="float" office:value="0.9358074222668" calcext:value-type="float">
            <text:p>0.9358</text:p>
          </table:table-cell>
          <table:table-cell table:style-name="ce6" office:value-type="float" office:value="0.222593458167401" calcext:value-type="float">
            <text:p>0.2226</text:p>
          </table:table-cell>
          <table:table-cell table:style-name="ce6" office:value-type="float" office:value="0.92410266064257" calcext:value-type="float">
            <text:p>0.9241</text:p>
          </table:table-cell>
          <table:table-cell table:style-name="ce6" office:value-type="float" office:value="0.219535620061461" calcext:value-type="float">
            <text:p>0.2195</text:p>
          </table:table-cell>
          <table:table-cell table:style-name="ce6" office:value-type="float" office:value="0.924744261477046" calcext:value-type="float">
            <text:p>0.9247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P7,46</text:p>
          </table:table-cell>
          <table:table-cell table:style-name="ce6" office:value-type="float" office:value="0.0791932661983081" calcext:value-type="float">
            <text:p>0.0792</text:p>
          </table:table-cell>
          <table:table-cell table:style-name="ce6" office:value-type="float" office:value="0.974047141424273" calcext:value-type="float">
            <text:p>0.9740</text:p>
          </table:table-cell>
          <table:table-cell table:style-name="ce6" office:value-type="float" office:value="0.0938999250074886" calcext:value-type="float">
            <text:p>0.0939</text:p>
          </table:table-cell>
          <table:table-cell table:style-name="ce6" office:value-type="float" office:value="0.968153865461847" calcext:value-type="float">
            <text:p>0.9682</text:p>
          </table:table-cell>
          <table:table-cell table:style-name="ce6" office:value-type="float" office:value="0.0950901484945994" calcext:value-type="float">
            <text:p>0.0951</text:p>
          </table:table-cell>
          <table:table-cell table:style-name="ce6" office:value-type="float" office:value="0.967658433133733" calcext:value-type="float">
            <text:p>0.9677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P3,48</text:p>
          </table:table-cell>
          <table:table-cell table:style-name="ce6" office:value-type="float" office:value="0.0835129067128003" calcext:value-type="float">
            <text:p>0.0835</text:p>
          </table:table-cell>
          <table:table-cell table:style-name="ce6" office:value-type="float" office:value="0.972668004012036" calcext:value-type="float">
            <text:p>0.9727</text:p>
          </table:table-cell>
          <table:table-cell table:style-name="ce6" office:value-type="float" office:value="0.102072828722347" calcext:value-type="float">
            <text:p>0.1021</text:p>
          </table:table-cell>
          <table:table-cell table:style-name="ce6" office:value-type="float" office:value="0.965267319277108" calcext:value-type="float">
            <text:p>0.9653</text:p>
          </table:table-cell>
          <table:table-cell table:style-name="ce6" office:value-type="float" office:value="0.0992327976205987" calcext:value-type="float">
            <text:p>0.0992</text:p>
          </table:table-cell>
          <table:table-cell table:style-name="ce6" office:value-type="float" office:value="0.967689620758483" calcext:value-type="float">
            <text:p>0.9677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Pz,50</text:p>
          </table:table-cell>
          <table:table-cell table:style-name="ce6" office:value-type="float" office:value="0.0594579335974685" calcext:value-type="float">
            <text:p>0.0595</text:p>
          </table:table-cell>
          <table:table-cell table:style-name="ce6" office:value-type="float" office:value="0.9822592778335" calcext:value-type="float">
            <text:p>0.9823</text:p>
          </table:table-cell>
          <table:table-cell table:style-name="ce6" office:value-type="float" office:value="0.0731339730569218" calcext:value-type="float">
            <text:p>0.0731</text:p>
          </table:table-cell>
          <table:table-cell table:style-name="ce6" office:value-type="float" office:value="0.977911646586345" calcext:value-type="float">
            <text:p>0.9779</text:p>
          </table:table-cell>
          <table:table-cell table:style-name="ce6" office:value-type="float" office:value="0.0731390817100164" calcext:value-type="float">
            <text:p>0.0731</text:p>
          </table:table-cell>
          <table:table-cell table:style-name="ce6" office:value-type="float" office:value="0.976983532934132" calcext:value-type="float">
            <text:p>0.9770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P4,52</text:p>
          </table:table-cell>
          <table:table-cell table:style-name="ce6" office:value-type="float" office:value="0.0777516598059397" calcext:value-type="float">
            <text:p>0.0778</text:p>
          </table:table-cell>
          <table:table-cell table:style-name="ce6" office:value-type="float" office:value="0.975959127382146" calcext:value-type="float">
            <text:p>0.9760</text:p>
          </table:table-cell>
          <table:table-cell table:style-name="ce6" office:value-type="float" office:value="0.0927520380635936" calcext:value-type="float">
            <text:p>0.0928</text:p>
          </table:table-cell>
          <table:table-cell table:style-name="ce6" office:value-type="float" office:value="0.970224648594378" calcext:value-type="float">
            <text:p>0.9702</text:p>
          </table:table-cell>
          <table:table-cell table:style-name="ce6" office:value-type="float" office:value="0.0916323067133358" calcext:value-type="float">
            <text:p>0.0916</text:p>
          </table:table-cell>
          <table:table-cell table:style-name="ce6" office:value-type="float" office:value="0.969903942115768" calcext:value-type="float">
            <text:p>0.9699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P8,54</text:p>
          </table:table-cell>
          <table:table-cell table:style-name="ce6" office:value-type="float" office:value="0.0614959904204759" calcext:value-type="float">
            <text:p>0.0615</text:p>
          </table:table-cell>
          <table:table-cell table:style-name="ce6" office:value-type="float" office:value="0.981663741223671" calcext:value-type="float">
            <text:p>0.9817</text:p>
          </table:table-cell>
          <table:table-cell table:style-name="ce6" office:value-type="float" office:value="0.0806525306847231" calcext:value-type="float">
            <text:p>0.0807</text:p>
          </table:table-cell>
          <table:table-cell table:style-name="ce6" office:value-type="float" office:value="0.973550451807229" calcext:value-type="float">
            <text:p>0.9736</text:p>
          </table:table-cell>
          <table:table-cell table:style-name="ce6" office:value-type="float" office:value="0.0813696299439776" calcext:value-type="float">
            <text:p>0.0814</text:p>
          </table:table-cell>
          <table:table-cell table:style-name="ce6" office:value-type="float" office:value="0.973864770459082" calcext:value-type="float">
            <text:p>0.9739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O1,60</text:p>
          </table:table-cell>
          <table:table-cell table:style-name="ce6" office:value-type="float" office:value="0.0770205144603235" calcext:value-type="float">
            <text:p>0.0770</text:p>
          </table:table-cell>
          <table:table-cell table:style-name="ce6" office:value-type="float" office:value="0.976648696088265" calcext:value-type="float">
            <text:p>0.9766</text:p>
          </table:table-cell>
          <table:table-cell table:style-name="ce6" office:value-type="float" office:value="0.0880304733796202" calcext:value-type="float">
            <text:p>0.0880</text:p>
          </table:table-cell>
          <table:table-cell table:style-name="ce6" office:value-type="float" office:value="0.972703313253012" calcext:value-type="float">
            <text:p>0.9727</text:p>
          </table:table-cell>
          <table:table-cell table:style-name="ce6" office:value-type="float" office:value="0.0890391091695297" calcext:value-type="float">
            <text:p>0.0890</text:p>
          </table:table-cell>
          <table:table-cell table:style-name="ce6" office:value-type="float" office:value="0.972149451097804" calcext:value-type="float">
            <text:p>0.9721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Oz,61</text:p>
          </table:table-cell>
          <table:table-cell table:style-name="ce6" office:value-type="float" office:value="0.53222637926205" calcext:value-type="float">
            <text:p>0.5322</text:p>
          </table:table-cell>
          <table:table-cell table:style-name="ce6" office:value-type="float" office:value="0.82533538114343" calcext:value-type="float">
            <text:p>0.8253</text:p>
          </table:table-cell>
          <table:table-cell table:style-name="ce6" office:value-type="float" office:value="0.558352924434535" calcext:value-type="float">
            <text:p>0.5584</text:p>
          </table:table-cell>
          <table:table-cell table:style-name="ce6" office:value-type="float" office:value="0.814382530120482" calcext:value-type="float">
            <text:p>0.8144</text:p>
          </table:table-cell>
          <table:table-cell table:style-name="ce6" office:value-type="float" office:value="0.566339270559376" calcext:value-type="float">
            <text:p>0.5663</text:p>
          </table:table-cell>
          <table:table-cell table:style-name="ce6" office:value-type="float" office:value="0.813342065868264" calcext:value-type="float">
            <text:p>0.8133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6"/>
          <table:table-cell table:style-name="ce6" office:value-type="string" calcext:value-type="string">
            <text:p>O2,62</text:p>
          </table:table-cell>
          <table:table-cell table:style-name="ce6" office:value-type="float" office:value="0.12920382411902" calcext:value-type="float">
            <text:p>0.1292</text:p>
          </table:table-cell>
          <table:table-cell table:style-name="ce6" office:value-type="float" office:value="0.955961634904714" calcext:value-type="float">
            <text:p>0.9560</text:p>
          </table:table-cell>
          <table:table-cell table:style-name="ce6" office:value-type="float" office:value="0.156852958271332" calcext:value-type="float">
            <text:p>0.1569</text:p>
          </table:table-cell>
          <table:table-cell table:style-name="ce6" office:value-type="float" office:value="0.948230421686747" calcext:value-type="float">
            <text:p>0.9482</text:p>
          </table:table-cell>
          <table:table-cell table:style-name="ce6" office:value-type="float" office:value="0.155744202263995" calcext:value-type="float">
            <text:p>0.1557</text:p>
          </table:table-cell>
          <table:table-cell table:style-name="ce6" office:value-type="float" office:value="0.947573602794411" calcext:value-type="float">
            <text:p>0.9476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 table:number-rows-repeated="2">
          <table:table-cell table:number-columns-repeated="9"/>
          <table:table-cell table:style-name="ce30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" table:number-rows-spanned="20">
            <text:p>Try 2</text:p>
          </table:table-cell>
          <table:table-cell table:style-name="ce8" office:value-type="string" calcext:value-type="string">
            <text:p>Fp1,21</text:p>
          </table:table-cell>
          <table:table-cell table:style-name="ce8" office:value-type="float" office:value="0.155331912914752" calcext:value-type="float">
            <text:p>0.1553</text:p>
          </table:table-cell>
          <table:table-cell table:style-name="ce8" office:value-type="float" office:value="0.946997241725176" calcext:value-type="float">
            <text:p>0.9470</text:p>
          </table:table-cell>
          <table:table-cell table:style-name="ce8" office:value-type="float" office:value="0.179732039368835" calcext:value-type="float">
            <text:p>0.1797</text:p>
          </table:table-cell>
          <table:table-cell table:style-name="ce8" office:value-type="float" office:value="0.93797063253012" calcext:value-type="float">
            <text:p>0.9380</text:p>
          </table:table-cell>
          <table:table-cell table:style-name="ce8" office:value-type="float" office:value="0.184306070654692" calcext:value-type="float">
            <text:p>0.1843</text:p>
          </table:table-cell>
          <table:table-cell table:style-name="ce8" office:value-type="float" office:value="0.937843063872256" calcext:value-type="float">
            <text:p>0.9378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Fp2,23</text:p>
          </table:table-cell>
          <table:table-cell table:style-name="ce8" office:value-type="float" office:value="0.144463446163157" calcext:value-type="float">
            <text:p>0.1445</text:p>
          </table:table-cell>
          <table:table-cell table:style-name="ce8" office:value-type="float" office:value="0.953077983951856" calcext:value-type="float">
            <text:p>0.9531</text:p>
          </table:table-cell>
          <table:table-cell table:style-name="ce8" office:value-type="float" office:value="0.169865373761419" calcext:value-type="float">
            <text:p>0.1699</text:p>
          </table:table-cell>
          <table:table-cell table:style-name="ce8" office:value-type="float" office:value="0.94386922690763" calcext:value-type="float">
            <text:p>0.9439</text:p>
          </table:table-cell>
          <table:table-cell table:style-name="ce8" office:value-type="float" office:value="0.177277746493231" calcext:value-type="float">
            <text:p>0.1773</text:p>
          </table:table-cell>
          <table:table-cell table:style-name="ce8" office:value-type="float" office:value="0.941991017964072" calcext:value-type="float">
            <text:p>0.9420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F7,29</text:p>
          </table:table-cell>
          <table:table-cell table:style-name="ce8" office:value-type="float" office:value="0.137161523548357" calcext:value-type="float">
            <text:p>0.1372</text:p>
          </table:table-cell>
          <table:table-cell table:style-name="ce8" office:value-type="float" office:value="0.952263039117352" calcext:value-type="float">
            <text:p>0.9523</text:p>
          </table:table-cell>
          <table:table-cell table:style-name="ce8" office:value-type="float" office:value="0.15957559288356" calcext:value-type="float">
            <text:p>0.1596</text:p>
          </table:table-cell>
          <table:table-cell table:style-name="ce8" office:value-type="float" office:value="0.942582831325301" calcext:value-type="float">
            <text:p>0.9426</text:p>
          </table:table-cell>
          <table:table-cell table:style-name="ce8" office:value-type="float" office:value="0.167748177197284" calcext:value-type="float">
            <text:p>0.1677</text:p>
          </table:table-cell>
          <table:table-cell table:style-name="ce8" office:value-type="float" office:value="0.941336077844311" calcext:value-type="float">
            <text:p>0.9413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F3,31</text:p>
          </table:table-cell>
          <table:table-cell table:style-name="ce8" office:value-type="float" office:value="0.0962896562044097" calcext:value-type="float">
            <text:p>0.0963</text:p>
          </table:table-cell>
          <table:table-cell table:style-name="ce8" office:value-type="float" office:value="0.970709002006018" calcext:value-type="float">
            <text:p>0.9707</text:p>
          </table:table-cell>
          <table:table-cell table:style-name="ce8" office:value-type="float" office:value="0.118816802543719" calcext:value-type="float">
            <text:p>0.1188</text:p>
          </table:table-cell>
          <table:table-cell table:style-name="ce8" office:value-type="float" office:value="0.961533634538153" calcext:value-type="float">
            <text:p>0.9615</text:p>
          </table:table-cell>
          <table:table-cell table:style-name="ce8" office:value-type="float" office:value="0.123314704582422" calcext:value-type="float">
            <text:p>0.1233</text:p>
          </table:table-cell>
          <table:table-cell table:style-name="ce8" office:value-type="float" office:value="0.959549650698603" calcext:value-type="float">
            <text:p>0.9595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Fz,33</text:p>
          </table:table-cell>
          <table:table-cell table:style-name="ce8" office:value-type="float" office:value="0.0729504698437219" calcext:value-type="float">
            <text:p>0.0730</text:p>
          </table:table-cell>
          <table:table-cell table:style-name="ce8" office:value-type="float" office:value="0.976194207622869" calcext:value-type="float">
            <text:p>0.9762</text:p>
          </table:table-cell>
          <table:table-cell table:style-name="ce8" office:value-type="float" office:value="0.0928519790146844" calcext:value-type="float">
            <text:p>0.0929</text:p>
          </table:table-cell>
          <table:table-cell table:style-name="ce8" office:value-type="float" office:value="0.969565763052209" calcext:value-type="float">
            <text:p>0.9696</text:p>
          </table:table-cell>
          <table:table-cell table:style-name="ce8" office:value-type="float" office:value="0.0944200599484309" calcext:value-type="float">
            <text:p>0.0944</text:p>
          </table:table-cell>
          <table:table-cell table:style-name="ce8" office:value-type="float" office:value="0.967970309381238" calcext:value-type="float">
            <text:p>0.9680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F4,35</text:p>
          </table:table-cell>
          <table:table-cell table:style-name="ce8" office:value-type="float" office:value="0.0776232726957907" calcext:value-type="float">
            <text:p>0.0776</text:p>
          </table:table-cell>
          <table:table-cell table:style-name="ce8" office:value-type="float" office:value="0.976664368104313" calcext:value-type="float">
            <text:p>0.9767</text:p>
          </table:table-cell>
          <table:table-cell table:style-name="ce8" office:value-type="float" office:value="0.0993750079490065" calcext:value-type="float">
            <text:p>0.0994</text:p>
          </table:table-cell>
          <table:table-cell table:style-name="ce8" office:value-type="float" office:value="0.967494979919679" calcext:value-type="float">
            <text:p>0.9675</text:p>
          </table:table-cell>
          <table:table-cell table:style-name="ce8" office:value-type="float" office:value="0.104340139776468" calcext:value-type="float">
            <text:p>0.1043</text:p>
          </table:table-cell>
          <table:table-cell table:style-name="ce8" office:value-type="float" office:value="0.965849550898204" calcext:value-type="float">
            <text:p>0.9658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F8,36</text:p>
          </table:table-cell>
          <table:table-cell table:style-name="ce8" office:value-type="float" office:value="0.063144597178185" calcext:value-type="float">
            <text:p>0.0631</text:p>
          </table:table-cell>
          <table:table-cell table:style-name="ce8" office:value-type="float" office:value="0.979704739217653" calcext:value-type="float">
            <text:p>0.9797</text:p>
          </table:table-cell>
          <table:table-cell table:style-name="ce8" office:value-type="float" office:value="0.0783424517027585" calcext:value-type="float">
            <text:p>0.0783</text:p>
          </table:table-cell>
          <table:table-cell table:style-name="ce8" office:value-type="float" office:value="0.973236696787149" calcext:value-type="float">
            <text:p>0.9732</text:p>
          </table:table-cell>
          <table:table-cell table:style-name="ce8" office:value-type="float" office:value="0.0815729471239561" calcext:value-type="float">
            <text:p>0.0816</text:p>
          </table:table-cell>
          <table:table-cell table:style-name="ce8" office:value-type="float" office:value="0.973178642714571" calcext:value-type="float">
            <text:p>0.9732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T7,40</text:p>
          </table:table-cell>
          <table:table-cell table:style-name="ce8" office:value-type="float" office:value="0.0749957528756511" calcext:value-type="float">
            <text:p>0.0750</text:p>
          </table:table-cell>
          <table:table-cell table:style-name="ce8" office:value-type="float" office:value="0.975692703109328" calcext:value-type="float">
            <text:p>0.9757</text:p>
          </table:table-cell>
          <table:table-cell table:style-name="ce8" office:value-type="float" office:value="0.0931836696169582" calcext:value-type="float">
            <text:p>0.0932</text:p>
          </table:table-cell>
          <table:table-cell table:style-name="ce8" office:value-type="float" office:value="0.969785391566265" calcext:value-type="float">
            <text:p>0.9698</text:p>
          </table:table-cell>
          <table:table-cell table:style-name="ce8" office:value-type="float" office:value="0.0957218313704946" calcext:value-type="float">
            <text:p>0.0957</text:p>
          </table:table-cell>
          <table:table-cell table:style-name="ce8" office:value-type="float" office:value="0.967377744510978" calcext:value-type="float">
            <text:p>0.9674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C3,8</text:p>
          </table:table-cell>
          <table:table-cell table:style-name="ce8" office:value-type="float" office:value="0.144682928557352" calcext:value-type="float">
            <text:p>0.1447</text:p>
          </table:table-cell>
          <table:table-cell table:style-name="ce8" office:value-type="float" office:value="0.954441449348044" calcext:value-type="float">
            <text:p>0.9544</text:p>
          </table:table-cell>
          <table:table-cell table:style-name="ce8" office:value-type="float" office:value="0.171776955969721" calcext:value-type="float">
            <text:p>0.1718</text:p>
          </table:table-cell>
          <table:table-cell table:style-name="ce8" office:value-type="float" office:value="0.941735692771084" calcext:value-type="float">
            <text:p>0.9417</text:p>
          </table:table-cell>
          <table:table-cell table:style-name="ce8" office:value-type="float" office:value="0.171729410531933" calcext:value-type="float">
            <text:p>0.1717</text:p>
          </table:table-cell>
          <table:table-cell table:style-name="ce8" office:value-type="float" office:value="0.942084580838323" calcext:value-type="float">
            <text:p>0.9421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Cz,10</text:p>
          </table:table-cell>
          <table:table-cell table:style-name="ce8" office:value-type="float" office:value="0.0822126260559741" calcext:value-type="float">
            <text:p>0.0822</text:p>
          </table:table-cell>
          <table:table-cell table:style-name="ce8" office:value-type="float" office:value="0.973592652958877" calcext:value-type="float">
            <text:p>0.9736</text:p>
          </table:table-cell>
          <table:table-cell table:style-name="ce8" office:value-type="float" office:value="0.103767123159365" calcext:value-type="float">
            <text:p>0.1038</text:p>
          </table:table-cell>
          <table:table-cell table:style-name="ce8" office:value-type="float" office:value="0.965863453815261" calcext:value-type="float">
            <text:p>0.9659</text:p>
          </table:table-cell>
          <table:table-cell table:style-name="ce8" office:value-type="float" office:value="0.104498560531083" calcext:value-type="float">
            <text:p>0.1045</text:p>
          </table:table-cell>
          <table:table-cell table:style-name="ce8" office:value-type="float" office:value="0.964789171656687" calcext:value-type="float">
            <text:p>0.9648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C4,12</text:p>
          </table:table-cell>
          <table:table-cell table:style-name="ce8" office:value-type="float" office:value="0.114646851181341" calcext:value-type="float">
            <text:p>0.1146</text:p>
          </table:table-cell>
          <table:table-cell table:style-name="ce8" office:value-type="float" office:value="0.964549899699097" calcext:value-type="float">
            <text:p>0.9645</text:p>
          </table:table-cell>
          <table:table-cell table:style-name="ce8" office:value-type="float" office:value="0.134125697632212" calcext:value-type="float">
            <text:p>0.1341</text:p>
          </table:table-cell>
          <table:table-cell table:style-name="ce8" office:value-type="float" office:value="0.957078313253012" calcext:value-type="float">
            <text:p>0.9571</text:p>
          </table:table-cell>
          <table:table-cell table:style-name="ce8" office:value-type="float" office:value="0.139497709588822" calcext:value-type="float">
            <text:p>0.1395</text:p>
          </table:table-cell>
          <table:table-cell table:style-name="ce8" office:value-type="float" office:value="0.953436876247505" calcext:value-type="float">
            <text:p>0.9534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T8,41</text:p>
          </table:table-cell>
          <table:table-cell table:style-name="ce8" office:value-type="float" office:value="0.0763159582742612" calcext:value-type="float">
            <text:p>0.0763</text:p>
          </table:table-cell>
          <table:table-cell table:style-name="ce8" office:value-type="float" office:value="0.976272567703109" calcext:value-type="float">
            <text:p>0.9763</text:p>
          </table:table-cell>
          <table:table-cell table:style-name="ce8" office:value-type="float" office:value="0.093301913345674" calcext:value-type="float">
            <text:p>0.0933</text:p>
          </table:table-cell>
          <table:table-cell table:style-name="ce8" office:value-type="float" office:value="0.969597138554217" calcext:value-type="float">
            <text:p>0.9696</text:p>
          </table:table-cell>
          <table:table-cell table:style-name="ce8" office:value-type="float" office:value="0.0946005056658667" calcext:value-type="float">
            <text:p>0.0946</text:p>
          </table:table-cell>
          <table:table-cell table:style-name="ce8" office:value-type="float" office:value="0.96875" calcext:value-type="float">
            <text:p>0.9688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P7,46</text:p>
          </table:table-cell>
          <table:table-cell table:style-name="ce8" office:value-type="float" office:value="0.0980577304671587" calcext:value-type="float">
            <text:p>0.0981</text:p>
          </table:table-cell>
          <table:table-cell table:style-name="ce8" office:value-type="float" office:value="0.968311183550652" calcext:value-type="float">
            <text:p>0.9683</text:p>
          </table:table-cell>
          <table:table-cell table:style-name="ce8" office:value-type="float" office:value="0.121936704465992" calcext:value-type="float">
            <text:p>0.1219</text:p>
          </table:table-cell>
          <table:table-cell table:style-name="ce8" office:value-type="float" office:value="0.960498242971888" calcext:value-type="float">
            <text:p>0.9605</text:p>
          </table:table-cell>
          <table:table-cell table:style-name="ce8" office:value-type="float" office:value="0.11930908939751" calcext:value-type="float">
            <text:p>0.1193</text:p>
          </table:table-cell>
          <table:table-cell table:style-name="ce8" office:value-type="float" office:value="0.960859530938123" calcext:value-type="float">
            <text:p>0.9609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P3,48</text:p>
          </table:table-cell>
          <table:table-cell table:style-name="ce8" office:value-type="float" office:value="0.0645942020770854" calcext:value-type="float">
            <text:p>0.0646</text:p>
          </table:table-cell>
          <table:table-cell table:style-name="ce8" office:value-type="float" office:value="0.979908475426279" calcext:value-type="float">
            <text:p>0.9799</text:p>
          </table:table-cell>
          <table:table-cell table:style-name="ce8" office:value-type="float" office:value="0.0838223205669877" calcext:value-type="float">
            <text:p>0.0838</text:p>
          </table:table-cell>
          <table:table-cell table:style-name="ce8" office:value-type="float" office:value="0.972107178714859" calcext:value-type="float">
            <text:p>0.9721</text:p>
          </table:table-cell>
          <table:table-cell table:style-name="ce8" office:value-type="float" office:value="0.0824472899743897" calcext:value-type="float">
            <text:p>0.0824</text:p>
          </table:table-cell>
          <table:table-cell table:style-name="ce8" office:value-type="float" office:value="0.972679640718563" calcext:value-type="float">
            <text:p>0.9727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Pz,50</text:p>
          </table:table-cell>
          <table:table-cell table:style-name="ce8" office:value-type="float" office:value="0.141356020080395" calcext:value-type="float">
            <text:p>0.1414</text:p>
          </table:table-cell>
          <table:table-cell table:style-name="ce8" office:value-type="float" office:value="0.952090646940822" calcext:value-type="float">
            <text:p>0.9521</text:p>
          </table:table-cell>
          <table:table-cell table:style-name="ce8" office:value-type="float" office:value="0.164071549014394" calcext:value-type="float">
            <text:p>0.1641</text:p>
          </table:table-cell>
          <table:table-cell table:style-name="ce8" office:value-type="float" office:value="0.945343875502008" calcext:value-type="float">
            <text:p>0.9453</text:p>
          </table:table-cell>
          <table:table-cell table:style-name="ce8" office:value-type="float" office:value="0.159135961243344" calcext:value-type="float">
            <text:p>0.1591</text:p>
          </table:table-cell>
          <table:table-cell table:style-name="ce8" office:value-type="float" office:value="0.946700349301397" calcext:value-type="float">
            <text:p>0.9467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P4,52</text:p>
          </table:table-cell>
          <table:table-cell table:style-name="ce8" office:value-type="float" office:value="0.177763019100863" calcext:value-type="float">
            <text:p>0.1778</text:p>
          </table:table-cell>
          <table:table-cell table:style-name="ce8" office:value-type="float" office:value="0.93994483450351" calcext:value-type="float">
            <text:p>0.9399</text:p>
          </table:table-cell>
          <table:table-cell table:style-name="ce8" office:value-type="float" office:value="0.206984619830686" calcext:value-type="float">
            <text:p>0.2070</text:p>
          </table:table-cell>
          <table:table-cell table:style-name="ce8" office:value-type="float" office:value="0.929059989959839" calcext:value-type="float">
            <text:p>0.9291</text:p>
          </table:table-cell>
          <table:table-cell table:style-name="ce8" office:value-type="float" office:value="0.214043879914962" calcext:value-type="float">
            <text:p>0.2140</text:p>
          </table:table-cell>
          <table:table-cell table:style-name="ce8" office:value-type="float" office:value="0.927270459081836" calcext:value-type="float">
            <text:p>0.9273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P8,54</text:p>
          </table:table-cell>
          <table:table-cell table:style-name="ce8" office:value-type="float" office:value="0.0680520247757704" calcext:value-type="float">
            <text:p>0.0681</text:p>
          </table:table-cell>
          <table:table-cell table:style-name="ce8" office:value-type="float" office:value="0.979250250752257" calcext:value-type="float">
            <text:p>0.9793</text:p>
          </table:table-cell>
          <table:table-cell table:style-name="ce8" office:value-type="float" office:value="0.0897266346527391" calcext:value-type="float">
            <text:p>0.0897</text:p>
          </table:table-cell>
          <table:table-cell table:style-name="ce8" office:value-type="float" office:value="0.971887550200803" calcext:value-type="float">
            <text:p>0.9719</text:p>
          </table:table-cell>
          <table:table-cell table:style-name="ce8" office:value-type="float" office:value="0.0870457368692803" calcext:value-type="float">
            <text:p>0.0870</text:p>
          </table:table-cell>
          <table:table-cell table:style-name="ce8" office:value-type="float" office:value="0.972430139720559" calcext:value-type="float">
            <text:p>0.9724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O1,60</text:p>
          </table:table-cell>
          <table:table-cell table:style-name="ce8" office:value-type="float" office:value="0.135482060501619" calcext:value-type="float">
            <text:p>0.1355</text:p>
          </table:table-cell>
          <table:table-cell table:style-name="ce8" office:value-type="float" office:value="0.952889919759278" calcext:value-type="float">
            <text:p>0.9529</text:p>
          </table:table-cell>
          <table:table-cell table:style-name="ce8" office:value-type="float" office:value="0.164408682198469" calcext:value-type="float">
            <text:p>0.1644</text:p>
          </table:table-cell>
          <table:table-cell table:style-name="ce8" office:value-type="float" office:value="0.942331827309237" calcext:value-type="float">
            <text:p>0.9423</text:p>
          </table:table-cell>
          <table:table-cell table:style-name="ce8" office:value-type="float" office:value="0.159816865803685" calcext:value-type="float">
            <text:p>0.1598</text:p>
          </table:table-cell>
          <table:table-cell table:style-name="ce8" office:value-type="float" office:value="0.943924650698603" calcext:value-type="float">
            <text:p>0.9439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Oz,61</text:p>
          </table:table-cell>
          <table:table-cell table:style-name="ce8" office:value-type="float" office:value="0.533327080451378" calcext:value-type="float">
            <text:p>0.5333</text:p>
          </table:table-cell>
          <table:table-cell table:style-name="ce8" office:value-type="float" office:value="0.830773570712136" calcext:value-type="float">
            <text:p>0.8308</text:p>
          </table:table-cell>
          <table:table-cell table:style-name="ce8" office:value-type="float" office:value="0.567344968756997" calcext:value-type="float">
            <text:p>0.5673</text:p>
          </table:table-cell>
          <table:table-cell table:style-name="ce8" office:value-type="float" office:value="0.817331827309237" calcext:value-type="float">
            <text:p>0.8173</text:p>
          </table:table-cell>
          <table:table-cell table:style-name="ce8" office:value-type="float" office:value="0.575304052786913" calcext:value-type="float">
            <text:p>0.5753</text:p>
          </table:table-cell>
          <table:table-cell table:style-name="ce8" office:value-type="float" office:value="0.815930638722555" calcext:value-type="float">
            <text:p>0.8159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18"/>
          <table:table-cell table:style-name="ce8" office:value-type="string" calcext:value-type="string">
            <text:p>O2,62</text:p>
          </table:table-cell>
          <table:table-cell table:style-name="ce8" office:value-type="float" office:value="0.0680612744203019" calcext:value-type="float">
            <text:p>0.0681</text:p>
          </table:table-cell>
          <table:table-cell table:style-name="ce8" office:value-type="float" office:value="0.98133462888666" calcext:value-type="float">
            <text:p>0.9813</text:p>
          </table:table-cell>
          <table:table-cell table:style-name="ce8" office:value-type="float" office:value="0.0869744598742081" calcext:value-type="float">
            <text:p>0.0870</text:p>
          </table:table-cell>
          <table:table-cell table:style-name="ce8" office:value-type="float" office:value="0.973926957831325" calcext:value-type="float">
            <text:p>0.9739</text:p>
          </table:table-cell>
          <table:table-cell table:style-name="ce8" office:value-type="float" office:value="0.0848107344680977" calcext:value-type="float">
            <text:p>0.0848</text:p>
          </table:table-cell>
          <table:table-cell table:style-name="ce8" office:value-type="float" office:value="0.974083083832335" calcext:value-type="float">
            <text:p>0.9741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9"/>
          <table:table-cell table:style-name="ce30" table:number-columns-repeated="3"/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1" table:number-rows-spanned="20">
            <text:p>Try 3</text:p>
          </table:table-cell>
          <table:table-cell table:style-name="ce10" office:value-type="string" calcext:value-type="string">
            <text:p>Fp1,21</text:p>
          </table:table-cell>
          <table:table-cell table:style-name="ce10" office:value-type="float" office:value="0.0852133439556736" calcext:value-type="float">
            <text:p>0.0852</text:p>
          </table:table-cell>
          <table:table-cell table:style-name="ce10" office:value-type="float" office:value="0.974611334002006" calcext:value-type="float">
            <text:p>0.9746</text:p>
          </table:table-cell>
          <table:table-cell table:style-name="ce10" office:value-type="float" office:value="0.0968215562567773" calcext:value-type="float">
            <text:p>0.0968</text:p>
          </table:table-cell>
          <table:table-cell table:style-name="ce10" office:value-type="float" office:value="0.970381526104418" calcext:value-type="float">
            <text:p>0.9704</text:p>
          </table:table-cell>
          <table:table-cell table:style-name="ce10" office:value-type="float" office:value="0.102782621767796" calcext:value-type="float">
            <text:p>0.1028</text:p>
          </table:table-cell>
          <table:table-cell table:style-name="ce10" office:value-type="float" office:value="0.967907934131736" calcext:value-type="float">
            <text:p>0.9679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Fp2,23</text:p>
          </table:table-cell>
          <table:table-cell table:style-name="ce10" office:value-type="float" office:value="0.0919358839814289" calcext:value-type="float">
            <text:p>0.0919</text:p>
          </table:table-cell>
          <table:table-cell table:style-name="ce10" office:value-type="float" office:value="0.972432923771314" calcext:value-type="float">
            <text:p>0.9724</text:p>
          </table:table-cell>
          <table:table-cell table:style-name="ce10" office:value-type="float" office:value="0.107079486201805" calcext:value-type="float">
            <text:p>0.1071</text:p>
          </table:table-cell>
          <table:table-cell table:style-name="ce10" office:value-type="float" office:value="0.965894829317269" calcext:value-type="float">
            <text:p>0.9659</text:p>
          </table:table-cell>
          <table:table-cell table:style-name="ce10" office:value-type="float" office:value="0.111234264288417" calcext:value-type="float">
            <text:p>0.1112</text:p>
          </table:table-cell>
          <table:table-cell table:style-name="ce10" office:value-type="float" office:value="0.96500748502994" calcext:value-type="float">
            <text:p>0.9650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F7,29</text:p>
          </table:table-cell>
          <table:table-cell table:style-name="ce10" office:value-type="float" office:value="0.0701258458484827" calcext:value-type="float">
            <text:p>0.0701</text:p>
          </table:table-cell>
          <table:table-cell table:style-name="ce10" office:value-type="float" office:value="0.97939129889669" calcext:value-type="float">
            <text:p>0.9794</text:p>
          </table:table-cell>
          <table:table-cell table:style-name="ce10" office:value-type="float" office:value="0.0822262306170291" calcext:value-type="float">
            <text:p>0.0822</text:p>
          </table:table-cell>
          <table:table-cell table:style-name="ce10" office:value-type="float" office:value="0.975276104417671" calcext:value-type="float">
            <text:p>0.9753</text:p>
          </table:table-cell>
          <table:table-cell table:style-name="ce10" office:value-type="float" office:value="0.0890988286030655" calcext:value-type="float">
            <text:p>0.0891</text:p>
          </table:table-cell>
          <table:table-cell table:style-name="ce10" office:value-type="float" office:value="0.972211826347305" calcext:value-type="float">
            <text:p>0.9722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F3,31</text:p>
          </table:table-cell>
          <table:table-cell table:style-name="ce10" office:value-type="float" office:value="0.0960910911377568" calcext:value-type="float">
            <text:p>0.0961</text:p>
          </table:table-cell>
          <table:table-cell table:style-name="ce10" office:value-type="float" office:value="0.97077169007021" calcext:value-type="float">
            <text:p>0.9708</text:p>
          </table:table-cell>
          <table:table-cell table:style-name="ce10" office:value-type="float" office:value="0.113286736256716" calcext:value-type="float">
            <text:p>0.1133</text:p>
          </table:table-cell>
          <table:table-cell table:style-name="ce10" office:value-type="float" office:value="0.964075050200803" calcext:value-type="float">
            <text:p>0.9641</text:p>
          </table:table-cell>
          <table:table-cell table:style-name="ce10" office:value-type="float" office:value="0.114685273240367" calcext:value-type="float">
            <text:p>0.1147</text:p>
          </table:table-cell>
          <table:table-cell table:style-name="ce10" office:value-type="float" office:value="0.963572854291417" calcext:value-type="float">
            <text:p>0.9636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Fz,33</text:p>
          </table:table-cell>
          <table:table-cell table:style-name="ce10" office:value-type="float" office:value="0.0985460557686231" calcext:value-type="float">
            <text:p>0.0985</text:p>
          </table:table-cell>
          <table:table-cell table:style-name="ce10" office:value-type="float" office:value="0.968279839518556" calcext:value-type="float">
            <text:p>0.9683</text:p>
          </table:table-cell>
          <table:table-cell table:style-name="ce10" office:value-type="float" office:value="0.117859832228098" calcext:value-type="float">
            <text:p>0.1179</text:p>
          </table:table-cell>
          <table:table-cell table:style-name="ce10" office:value-type="float" office:value="0.960529618473896" calcext:value-type="float">
            <text:p>0.9605</text:p>
          </table:table-cell>
          <table:table-cell table:style-name="ce10" office:value-type="float" office:value="0.12663480723853" calcext:value-type="float">
            <text:p>0.1266</text:p>
          </table:table-cell>
          <table:table-cell table:style-name="ce10" office:value-type="float" office:value="0.95873877245509" calcext:value-type="float">
            <text:p>0.9587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F4,35</text:p>
          </table:table-cell>
          <table:table-cell table:style-name="ce10" office:value-type="float" office:value="0.0872050100692745" calcext:value-type="float">
            <text:p>0.0872</text:p>
          </table:table-cell>
          <table:table-cell table:style-name="ce10" office:value-type="float" office:value="0.971445586760281" calcext:value-type="float">
            <text:p>0.9714</text:p>
          </table:table-cell>
          <table:table-cell table:style-name="ce10" office:value-type="float" office:value="0.107404369621511" calcext:value-type="float">
            <text:p>0.1074</text:p>
          </table:table-cell>
          <table:table-cell table:style-name="ce10" office:value-type="float" office:value="0.963824046184739" calcext:value-type="float">
            <text:p>0.9638</text:p>
          </table:table-cell>
          <table:table-cell table:style-name="ce10" office:value-type="float" office:value="0.110527341910257" calcext:value-type="float">
            <text:p>0.1105</text:p>
          </table:table-cell>
          <table:table-cell table:style-name="ce10" office:value-type="float" office:value="0.962855538922156" calcext:value-type="float">
            <text:p>0.9629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F8,36</text:p>
          </table:table-cell>
          <table:table-cell table:style-name="ce10" office:value-type="float" office:value="0.0659223048860878" calcext:value-type="float">
            <text:p>0.0659</text:p>
          </table:table-cell>
          <table:table-cell table:style-name="ce10" office:value-type="float" office:value="0.978748746238716" calcext:value-type="float">
            <text:p>0.9787</text:p>
          </table:table-cell>
          <table:table-cell table:style-name="ce10" office:value-type="float" office:value="0.0785720573820503" calcext:value-type="float">
            <text:p>0.0786</text:p>
          </table:table-cell>
          <table:table-cell table:style-name="ce10" office:value-type="float" office:value="0.972954317269076" calcext:value-type="float">
            <text:p>0.9730</text:p>
          </table:table-cell>
          <table:table-cell table:style-name="ce10" office:value-type="float" office:value="0.0809840962900492" calcext:value-type="float">
            <text:p>0.0810</text:p>
          </table:table-cell>
          <table:table-cell table:style-name="ce10" office:value-type="float" office:value="0.974083083832335" calcext:value-type="float">
            <text:p>0.9741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T7,40</text:p>
          </table:table-cell>
          <table:table-cell table:style-name="ce10" office:value-type="float" office:value="0.0732094625631345" calcext:value-type="float">
            <text:p>0.0732</text:p>
          </table:table-cell>
          <table:table-cell table:style-name="ce10" office:value-type="float" office:value="0.977886785356068" calcext:value-type="float">
            <text:p>0.9779</text:p>
          </table:table-cell>
          <table:table-cell table:style-name="ce10" office:value-type="float" office:value="0.0856322299943392" calcext:value-type="float">
            <text:p>0.0856</text:p>
          </table:table-cell>
          <table:table-cell table:style-name="ce10" office:value-type="float" office:value="0.973581827309237" calcext:value-type="float">
            <text:p>0.9736</text:p>
          </table:table-cell>
          <table:table-cell table:style-name="ce10" office:value-type="float" office:value="0.092151438557132" calcext:value-type="float">
            <text:p>0.0922</text:p>
          </table:table-cell>
          <table:table-cell table:style-name="ce10" office:value-type="float" office:value="0.969935129740519" calcext:value-type="float">
            <text:p>0.9699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C3,8</text:p>
          </table:table-cell>
          <table:table-cell table:style-name="ce10" office:value-type="float" office:value="0.0982590424384522" calcext:value-type="float">
            <text:p>0.0983</text:p>
          </table:table-cell>
          <table:table-cell table:style-name="ce10" office:value-type="float" office:value="0.971132146439318" calcext:value-type="float">
            <text:p>0.9711</text:p>
          </table:table-cell>
          <table:table-cell table:style-name="ce10" office:value-type="float" office:value="0.116518777125631" calcext:value-type="float">
            <text:p>0.1165</text:p>
          </table:table-cell>
          <table:table-cell table:style-name="ce10" office:value-type="float" office:value="0.96316516064257" calcext:value-type="float">
            <text:p>0.9632</text:p>
          </table:table-cell>
          <table:table-cell table:style-name="ce10" office:value-type="float" office:value="0.119680972911135" calcext:value-type="float">
            <text:p>0.1197</text:p>
          </table:table-cell>
          <table:table-cell table:style-name="ce10" office:value-type="float" office:value="0.962949101796407" calcext:value-type="float">
            <text:p>0.9629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Cz,10</text:p>
          </table:table-cell>
          <table:table-cell table:style-name="ce10" office:value-type="float" office:value="0.118096548049461" calcext:value-type="float">
            <text:p>0.1181</text:p>
          </table:table-cell>
          <table:table-cell table:style-name="ce10" office:value-type="float" office:value="0.96072592778335" calcext:value-type="float">
            <text:p>0.9607</text:p>
          </table:table-cell>
          <table:table-cell table:style-name="ce10" office:value-type="float" office:value="0.135477570573758" calcext:value-type="float">
            <text:p>0.1355</text:p>
          </table:table-cell>
          <table:table-cell table:style-name="ce10" office:value-type="float" office:value="0.953752510040161" calcext:value-type="float">
            <text:p>0.9538</text:p>
          </table:table-cell>
          <table:table-cell table:style-name="ce10" office:value-type="float" office:value="0.1385054811984" calcext:value-type="float">
            <text:p>0.1385</text:p>
          </table:table-cell>
          <table:table-cell table:style-name="ce10" office:value-type="float" office:value="0.954278942115768" calcext:value-type="float">
            <text:p>0.9543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C4,12</text:p>
          </table:table-cell>
          <table:table-cell table:style-name="ce10" office:value-type="float" office:value="0.0880780615839162" calcext:value-type="float">
            <text:p>0.0881</text:p>
          </table:table-cell>
          <table:table-cell table:style-name="ce10" office:value-type="float" office:value="0.971273194583751" calcext:value-type="float">
            <text:p>0.9713</text:p>
          </table:table-cell>
          <table:table-cell table:style-name="ce10" office:value-type="float" office:value="0.104255974838832" calcext:value-type="float">
            <text:p>0.1043</text:p>
          </table:table-cell>
          <table:table-cell table:style-name="ce10" office:value-type="float" office:value="0.963918172690763" calcext:value-type="float">
            <text:p>0.9639</text:p>
          </table:table-cell>
          <table:table-cell table:style-name="ce10" office:value-type="float" office:value="0.108054121643929" calcext:value-type="float">
            <text:p>0.1081</text:p>
          </table:table-cell>
          <table:table-cell table:style-name="ce10" office:value-type="float" office:value="0.963042664670659" calcext:value-type="float">
            <text:p>0.9630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T8,41</text:p>
          </table:table-cell>
          <table:table-cell table:style-name="ce10" office:value-type="float" office:value="0.136449407881412" calcext:value-type="float">
            <text:p>0.1364</text:p>
          </table:table-cell>
          <table:table-cell table:style-name="ce10" office:value-type="float" office:value="0.955099674022066" calcext:value-type="float">
            <text:p>0.9551</text:p>
          </table:table-cell>
          <table:table-cell table:style-name="ce10" office:value-type="float" office:value="0.156061974417673" calcext:value-type="float">
            <text:p>0.1561</text:p>
          </table:table-cell>
          <table:table-cell table:style-name="ce10" office:value-type="float" office:value="0.950834588353414" calcext:value-type="float">
            <text:p>0.9508</text:p>
          </table:table-cell>
          <table:table-cell table:style-name="ce10" office:value-type="float" office:value="0.157811000764727" calcext:value-type="float">
            <text:p>0.1578</text:p>
          </table:table-cell>
          <table:table-cell table:style-name="ce10" office:value-type="float" office:value="0.948883483033932" calcext:value-type="float">
            <text:p>0.9489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P7,46</text:p>
          </table:table-cell>
          <table:table-cell table:style-name="ce10" office:value-type="float" office:value="0.0743611500548982" calcext:value-type="float">
            <text:p>0.0744</text:p>
          </table:table-cell>
          <table:table-cell table:style-name="ce10" office:value-type="float" office:value="0.976147191574724" calcext:value-type="float">
            <text:p>0.9761</text:p>
          </table:table-cell>
          <table:table-cell table:style-name="ce10" office:value-type="float" office:value="0.0894739546300656" calcext:value-type="float">
            <text:p>0.0895</text:p>
          </table:table-cell>
          <table:table-cell table:style-name="ce10" office:value-type="float" office:value="0.97019327309237" calcext:value-type="float">
            <text:p>0.9702</text:p>
          </table:table-cell>
          <table:table-cell table:style-name="ce10" office:value-type="float" office:value="0.0905979835537974" calcext:value-type="float">
            <text:p>0.0906</text:p>
          </table:table-cell>
          <table:table-cell table:style-name="ce10" office:value-type="float" office:value="0.969779191616766" calcext:value-type="float">
            <text:p>0.9698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P3,48</text:p>
          </table:table-cell>
          <table:table-cell table:style-name="ce10" office:value-type="float" office:value="0.170599028305594" calcext:value-type="float">
            <text:p>0.1706</text:p>
          </table:table-cell>
          <table:table-cell table:style-name="ce10" office:value-type="float" office:value="0.938534353059178" calcext:value-type="float">
            <text:p>0.9385</text:p>
          </table:table-cell>
          <table:table-cell table:style-name="ce10" office:value-type="float" office:value="0.19052143007457" calcext:value-type="float">
            <text:p>0.1905</text:p>
          </table:table-cell>
          <table:table-cell table:style-name="ce10" office:value-type="float" office:value="0.932228915662651" calcext:value-type="float">
            <text:p>0.9322</text:p>
          </table:table-cell>
          <table:table-cell table:style-name="ce10" office:value-type="float" office:value="0.195723985409189" calcext:value-type="float">
            <text:p>0.1957</text:p>
          </table:table-cell>
          <table:table-cell table:style-name="ce10" office:value-type="float" office:value="0.929827844311377" calcext:value-type="float">
            <text:p>0.9298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Pz,50</text:p>
          </table:table-cell>
          <table:table-cell table:style-name="ce10" office:value-type="float" office:value="0.131272408324728" calcext:value-type="float">
            <text:p>0.1313</text:p>
          </table:table-cell>
          <table:table-cell table:style-name="ce10" office:value-type="float" office:value="0.957450476429288" calcext:value-type="float">
            <text:p>0.9575</text:p>
          </table:table-cell>
          <table:table-cell table:style-name="ce10" office:value-type="float" office:value="0.146401418440313" calcext:value-type="float">
            <text:p>0.1464</text:p>
          </table:table-cell>
          <table:table-cell table:style-name="ce10" office:value-type="float" office:value="0.950520833333333" calcext:value-type="float">
            <text:p>0.9505</text:p>
          </table:table-cell>
          <table:table-cell table:style-name="ce10" office:value-type="float" office:value="0.14794485255362" calcext:value-type="float">
            <text:p>0.1479</text:p>
          </table:table-cell>
          <table:table-cell table:style-name="ce10" office:value-type="float" office:value="0.951783932135728" calcext:value-type="float">
            <text:p>0.9518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P4,52</text:p>
          </table:table-cell>
          <table:table-cell table:style-name="ce10" office:value-type="float" office:value="0.0945140871732172" calcext:value-type="float">
            <text:p>0.0945</text:p>
          </table:table-cell>
          <table:table-cell table:style-name="ce10" office:value-type="float" office:value="0.970003761283852" calcext:value-type="float">
            <text:p>0.9700</text:p>
          </table:table-cell>
          <table:table-cell table:style-name="ce10" office:value-type="float" office:value="0.114268129826131" calcext:value-type="float">
            <text:p>0.1143</text:p>
          </table:table-cell>
          <table:table-cell table:style-name="ce10" office:value-type="float" office:value="0.963196536144578" calcext:value-type="float">
            <text:p>0.9632</text:p>
          </table:table-cell>
          <table:table-cell table:style-name="ce10" office:value-type="float" office:value="0.115592993204733" calcext:value-type="float">
            <text:p>0.1156</text:p>
          </table:table-cell>
          <table:table-cell table:style-name="ce10" office:value-type="float" office:value="0.963229790419162" calcext:value-type="float">
            <text:p>0.9632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P8,54</text:p>
          </table:table-cell>
          <table:table-cell table:style-name="ce10" office:value-type="float" office:value="0.0810972659165785" calcext:value-type="float">
            <text:p>0.0811</text:p>
          </table:table-cell>
          <table:table-cell table:style-name="ce10" office:value-type="float" office:value="0.977322592778335" calcext:value-type="float">
            <text:p>0.9773</text:p>
          </table:table-cell>
          <table:table-cell table:style-name="ce10" office:value-type="float" office:value="0.0955403657858241" calcext:value-type="float">
            <text:p>0.0955</text:p>
          </table:table-cell>
          <table:table-cell table:style-name="ce10" office:value-type="float" office:value="0.97242093373494" calcext:value-type="float">
            <text:p>0.9724</text:p>
          </table:table-cell>
          <table:table-cell table:style-name="ce10" office:value-type="float" office:value="0.0999979644404081" calcext:value-type="float">
            <text:p>0.1000</text:p>
          </table:table-cell>
          <table:table-cell table:style-name="ce10" office:value-type="float" office:value="0.970402944111776" calcext:value-type="float">
            <text:p>0.9704</text:p>
          </table:table-cell>
          <table:table-cell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O1,60</text:p>
          </table:table-cell>
          <table:table-cell table:style-name="ce10" office:value-type="float" office:value="0.115001058247064" calcext:value-type="float">
            <text:p>0.1150</text:p>
          </table:table-cell>
          <table:table-cell table:style-name="ce10" office:value-type="float" office:value="0.965317828485456" calcext:value-type="float">
            <text:p>0.9653</text:p>
          </table:table-cell>
          <table:table-cell table:style-name="ce10" office:value-type="float" office:value="0.134550861262503" calcext:value-type="float">
            <text:p>0.1346</text:p>
          </table:table-cell>
          <table:table-cell table:style-name="ce10" office:value-type="float" office:value="0.957297941767068" calcext:value-type="float">
            <text:p>0.9573</text:p>
          </table:table-cell>
          <table:table-cell table:style-name="ce10" office:value-type="float" office:value="0.140117552733707" calcext:value-type="float">
            <text:p>0.1401</text:p>
          </table:table-cell>
          <table:table-cell table:style-name="ce10" office:value-type="float" office:value="0.956181387225549" calcext:value-type="float">
            <text:p>0.9562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Oz,61</text:p>
          </table:table-cell>
          <table:table-cell table:style-name="ce10" office:value-type="float" office:value="0.488716729007729" calcext:value-type="float">
            <text:p>0.4887</text:p>
          </table:table-cell>
          <table:table-cell table:style-name="ce10" office:value-type="float" office:value="0.830256394182548" calcext:value-type="float">
            <text:p>0.8303</text:p>
          </table:table-cell>
          <table:table-cell table:style-name="ce10" office:value-type="float" office:value="0.51566389849387" calcext:value-type="float">
            <text:p>0.5157</text:p>
          </table:table-cell>
          <table:table-cell table:style-name="ce10" office:value-type="float" office:value="0.821661646586345" calcext:value-type="float">
            <text:p>0.8217</text:p>
          </table:table-cell>
          <table:table-cell table:style-name="ce10" office:value-type="float" office:value="0.518932150390572" calcext:value-type="float">
            <text:p>0.5189</text:p>
          </table:table-cell>
          <table:table-cell table:style-name="ce10" office:value-type="float" office:value="0.821544411177645" calcext:value-type="float">
            <text:p>0.8215</text:p>
          </table:table-cell>
          <table:table-cell/>
          <table:table-cell table:style-name="ce30" table:number-columns-repeated="3"/>
          <table:table-cell table:number-columns-repeated="1012"/>
        </table:table-row>
        <table:table-row table:style-name="ro1">
          <table:covered-table-cell table:style-name="ce20"/>
          <table:table-cell table:style-name="ce10" office:value-type="string" calcext:value-type="string">
            <text:p>O2,62</text:p>
          </table:table-cell>
          <table:table-cell table:style-name="ce10" office:value-type="float" office:value="0.0704934185710824" calcext:value-type="float">
            <text:p>0.0705</text:p>
          </table:table-cell>
          <table:table-cell table:style-name="ce10" office:value-type="float" office:value="0.97939129889669" calcext:value-type="float">
            <text:p>0.9794</text:p>
          </table:table-cell>
          <table:table-cell table:style-name="ce10" office:value-type="float" office:value="0.0819932245593294" calcext:value-type="float">
            <text:p>0.0820</text:p>
          </table:table-cell>
          <table:table-cell table:style-name="ce10" office:value-type="float" office:value="0.974868222891566" calcext:value-type="float">
            <text:p>0.9749</text:p>
          </table:table-cell>
          <table:table-cell table:style-name="ce10" office:value-type="float" office:value="0.0879813869541396" calcext:value-type="float">
            <text:p>0.0880</text:p>
          </table:table-cell>
          <table:table-cell table:style-name="ce10" office:value-type="float" office:value="0.973895958083832" calcext:value-type="float">
            <text:p>0.9739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number-columns-repeated="101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25"/>
        <table:table-row table:style-name="ro1">
          <table:table-cell table:style-name="ce11" office:value-type="string" calcext:value-type="string">
            <text:p>Oz,6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181" calcext:value-type="float">
            <text:p>0.518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288" calcext:value-type="float">
            <text:p>0.828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471" calcext:value-type="float">
            <text:p>0.547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178" calcext:value-type="float">
            <text:p>0.817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5535" calcext:value-type="float">
            <text:p>0.553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8169" calcext:value-type="float">
            <text:p>0.8169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T8,4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324" calcext:value-type="float">
            <text:p>0.132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57" calcext:value-type="float">
            <text:p>0.955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573" calcext:value-type="float">
            <text:p>0.157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482" calcext:value-type="float">
            <text:p>0.948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573" calcext:value-type="float">
            <text:p>0.157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475" calcext:value-type="float">
            <text:p>0.9475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Fp2,2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206" calcext:value-type="float">
            <text:p>0.120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18" calcext:value-type="float">
            <text:p>0.961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451" calcext:value-type="float">
            <text:p>0.145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19" calcext:value-type="float">
            <text:p>0.951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48" calcext:value-type="float">
            <text:p>0.148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19" calcext:value-type="float">
            <text:p>0.9519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P4,5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167" calcext:value-type="float">
            <text:p>0.116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2" calcext:value-type="float">
            <text:p>0.962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38" calcext:value-type="float">
            <text:p>0.138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42" calcext:value-type="float">
            <text:p>0.954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404" calcext:value-type="float">
            <text:p>0.140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35" calcext:value-type="float">
            <text:p>0.9535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P3,4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62" calcext:value-type="float">
            <text:p>0.106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37" calcext:value-type="float">
            <text:p>0.963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255" calcext:value-type="float">
            <text:p>0.125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65" calcext:value-type="float">
            <text:p>0.956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258" calcext:value-type="float">
            <text:p>0.125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67" calcext:value-type="float">
            <text:p>0.9567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Pz,5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107" calcext:value-type="float">
            <text:p>0.110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39" calcext:value-type="float">
            <text:p>0.963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279" calcext:value-type="float">
            <text:p>0.127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79" calcext:value-type="float">
            <text:p>0.957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267" calcext:value-type="float">
            <text:p>0.126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85" calcext:value-type="float">
            <text:p>0.9585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C3,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144" calcext:value-type="float">
            <text:p>0.114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5" calcext:value-type="float">
            <text:p>0.965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366" calcext:value-type="float">
            <text:p>0.136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55" calcext:value-type="float">
            <text:p>0.955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384" calcext:value-type="float">
            <text:p>0.138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48" calcext:value-type="float">
            <text:p>0.9548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O1,6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92" calcext:value-type="float">
            <text:p>0.109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5" calcext:value-type="float">
            <text:p>0.965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29" calcext:value-type="float">
            <text:p>0.129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74" calcext:value-type="float">
            <text:p>0.957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297" calcext:value-type="float">
            <text:p>0.129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574" calcext:value-type="float">
            <text:p>0.9574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Fp1,2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998" calcext:value-type="float">
            <text:p>0.099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8614175860916" calcext:value-type="float">
            <text:p>0.968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18015399846651" calcext:value-type="float">
            <text:p>0.118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1951974564926" calcext:value-type="float">
            <text:p>0.962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2160577457361" calcext:value-type="float">
            <text:p>0.121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0745176314039" calcext:value-type="float">
            <text:p>0.9607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Cz,1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912" calcext:value-type="float">
            <text:p>0.091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06" calcext:value-type="float">
            <text:p>0.970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102" calcext:value-type="float">
            <text:p>0.110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31" calcext:value-type="float">
            <text:p>0.963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112" calcext:value-type="float">
            <text:p>0.111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29" calcext:value-type="float">
            <text:p>0.9629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C4,1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901" calcext:value-type="float">
            <text:p>0.090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18" calcext:value-type="float">
            <text:p>0.971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106" calcext:value-type="float">
            <text:p>0.110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34" calcext:value-type="float">
            <text:p>0.963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131" calcext:value-type="float">
            <text:p>0.113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22" calcext:value-type="float">
            <text:p>0.9622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O2,6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893" calcext:value-type="float">
            <text:p>0.089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22" calcext:value-type="float">
            <text:p>0.972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86" calcext:value-type="float">
            <text:p>0.108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57" calcext:value-type="float">
            <text:p>0.965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95" calcext:value-type="float">
            <text:p>0.109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52" calcext:value-type="float">
            <text:p>0.9652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T7,4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887" calcext:value-type="float">
            <text:p>0.088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24" calcext:value-type="float">
            <text:p>0.972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69" calcext:value-type="float">
            <text:p>0.106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68" calcext:value-type="float">
            <text:p>0.966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107" calcext:value-type="float">
            <text:p>0.110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39" calcext:value-type="float">
            <text:p>0.9639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F7,2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866" calcext:value-type="float">
            <text:p>0.086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25" calcext:value-type="float">
            <text:p>0.972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17" calcext:value-type="float">
            <text:p>0.101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65" calcext:value-type="float">
            <text:p>0.966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83" calcext:value-type="float">
            <text:p>0.108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48" calcext:value-type="float">
            <text:p>0.9648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F3,31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876" calcext:value-type="float">
            <text:p>0.087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28" calcext:value-type="float">
            <text:p>0.972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8" calcext:value-type="float">
            <text:p>0.108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48" calcext:value-type="float">
            <text:p>0.964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109" calcext:value-type="float">
            <text:p>0.110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36" calcext:value-type="float">
            <text:p>0.9636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P7,4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839" calcext:value-type="float">
            <text:p>0.083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28" calcext:value-type="float">
            <text:p>0.972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18" calcext:value-type="float">
            <text:p>0.101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63" calcext:value-type="float">
            <text:p>0.966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17" calcext:value-type="float">
            <text:p>0.101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61" calcext:value-type="float">
            <text:p>0.9661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F4,3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774" calcext:value-type="float">
            <text:p>0.077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6" calcext:value-type="float">
            <text:p>0.976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" calcext:value-type="float">
            <text:p>0.100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68" calcext:value-type="float">
            <text:p>0.966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1025" calcext:value-type="float">
            <text:p>0.102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68" calcext:value-type="float">
            <text:p>0.9668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Fz,3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754" calcext:value-type="float">
            <text:p>0.075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7" calcext:value-type="float">
            <text:p>0.9770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933" calcext:value-type="float">
            <text:p>0.0933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02" calcext:value-type="float">
            <text:p>0.970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976" calcext:value-type="float">
            <text:p>0.097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687" calcext:value-type="float">
            <text:p>0.9687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P8,5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702" calcext:value-type="float">
            <text:p>0.0702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94" calcext:value-type="float">
            <text:p>0.9794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886" calcext:value-type="float">
            <text:p>0.088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26" calcext:value-type="float">
            <text:p>0.972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895" calcext:value-type="float">
            <text:p>0.089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22" calcext:value-type="float">
            <text:p>0.9722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1" office:value-type="string" calcext:value-type="string">
            <text:p>F8,36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617" calcext:value-type="float">
            <text:p>0.0617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805" calcext:value-type="float">
            <text:p>0.980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749" calcext:value-type="float">
            <text:p>0.0749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48" calcext:value-type="float">
            <text:p>0.9748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0775" calcext:value-type="float">
            <text:p>0.0775</text:p>
          </table:table-cell>
          <table:table-cell table:style-name="ce11" office:value-type="string" calcext:value-type="string">
            <text:p>&amp;</text:p>
          </table:table-cell>
          <table:table-cell table:style-name="ce11" office:value-type="float" office:value="0.9749" calcext:value-type="float">
            <text:p>0.9749</text:p>
          </table:table-cell>
          <table:table-cell table:style-name="ce11" office:value-type="string" calcext:value-type="string">
            <text:p>\\</text:p>
          </table:table-cell>
          <table:table-cell table:style-name="ce11" table:number-columns-repeated="11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earchSpaceResult_2Ch_(61)_S109_RemoveBaseLineOff_OrthogonalOn_SamplesIn4Out8_Avg_20191026'.A1:'SearchSpaceResult_2Ch_(61)_S109_RemoveBaseLineOff_OrthogonalOn_SamplesIn4Out8_Avg_20191026'.H22" table:contains-header="false" table:orientation="column"/>
        <table:database-range table:name="__Anonymous_Sheet_DB__1" table:target-range-address="Sheet2.A1:Sheet2.N2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0:31:47.736767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9-10-29T22:57:51.268490482</dc:date>
    <meta:editing-duration>PT13H20M</meta:editing-duration>
    <meta:editing-cycles>9</meta:editing-cycles>
    <meta:document-statistic meta:table-count="2" meta:cell-count="900" meta:object-count="0"/>
  </office:meta>
</office:document-meta>
</file>